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4256in"/>
    </style:style>
    <style:style style:name="co2" style:family="table-column">
      <style:table-column-properties fo:break-before="auto" style:column-width="1.8547in"/>
    </style:style>
    <style:style style:name="co3" style:family="table-column">
      <style:table-column-properties fo:break-before="auto" style:column-width="1.6189in"/>
    </style:style>
    <style:style style:name="co4" style:family="table-column">
      <style:table-column-properties fo:break-before="auto" style:column-width="2.8043in"/>
    </style:style>
    <style:style style:name="co5" style:family="table-column">
      <style:table-column-properties fo:break-before="auto" style:column-width="1.8138in"/>
    </style:style>
    <style:style style:name="co6" style:family="table-column">
      <style:table-column-properties fo:break-before="auto" style:column-width="2.2681in"/>
    </style:style>
    <style:style style:name="co7" style:family="table-column">
      <style:table-column-properties fo:break-before="auto" style:column-width="0.889in"/>
    </style:style>
    <style:style style:name="co8" style:family="table-column">
      <style:table-column-properties fo:break-before="auto" style:column-width="1.4791in"/>
    </style:style>
    <style:style style:name="co9" style:family="table-column">
      <style:table-column-properties fo:break-before="auto" style:column-width="0.8047in"/>
    </style:style>
    <style:style style:name="co10" style:family="table-column">
      <style:table-column-properties fo:break-before="auto" style:column-width="2.3264in"/>
    </style:style>
    <style:style style:name="co11" style:family="table-column">
      <style:table-column-properties fo:break-before="auto" style:column-width="2.2189in"/>
    </style:style>
    <style:style style:name="co12" style:family="table-column">
      <style:table-column-properties fo:break-before="auto" style:column-width="2.1547in"/>
    </style:style>
    <style:style style:name="co13" style:family="table-column">
      <style:table-column-properties fo:break-before="auto" style:column-width="1.9083in"/>
    </style:style>
    <style:style style:name="co14" style:family="table-column">
      <style:table-column-properties fo:break-before="auto" style:column-width="1.372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950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text-properties style:use-window-font-color="true"/>
    </style:style>
    <style:style style:name="ce3" style:family="table-cell" style:parent-style-name="Default">
      <style:table-cell-properties fo:background-color="transparent"/>
      <style:text-properties style:use-window-font-color="true"/>
    </style:style>
    <style:style style:name="ce4" style:family="table-cell" style:parent-style-name="Default">
      <style:text-properties style:text-outline="false" style:text-line-through-style="none" style:text-line-through-type="none" style:font-name="Source Code Pro" fo:font-size="10pt" fo:language="en" fo:country="US" fo:font-style="normal" fo:text-shadow="none" style:text-underline-style="none" style:text-underline-mode="continuous" style:text-overline-mode="continuous" style:text-line-through-mode="continuous" style:font-size-asian="10pt" style:language-asian="en" style:country-asian="US" style:font-style-asian="normal" style:font-size-complex="10pt" style:language-complex="en" style:country-complex="US" style:font-style-complex="normal" style:text-emphasize="none" style:font-relief="none" style:text-overline-style="none" style:text-overline-color="font-color"/>
    </style:style>
    <style:style style:name="ce5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transparent" fo:border="none"/>
      <style:text-properties style:use-window-font-color="true"/>
    </style:style>
    <style:style style:name="ce8" style:family="table-cell" style:parent-style-name="r1">
      <style:map style:condition="is-true-formula(ISODD(ROW()))" style:apply-style-name="r2" style:base-cell-address="Nodes.B3"/>
    </style:style>
    <style:style style:name="ce9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3"/>
    </style:style>
    <style:style style:name="ce10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B6"/>
    </style:style>
    <style:style style:name="ce11" style:family="table-cell" style:parent-style-name="Default">
      <style:table-cell-properties fo:border-bottom="1.56pt double #000000" style:border-line-width-bottom="0.0102in 0.0102in 0.0008in" fo:background-color="transparent" fo:border-left="none" fo:border-right="none" fo:border-top="none"/>
      <style:map style:condition="is-true-formula(ISODD(ROW()))" style:apply-style-name="r2" style:base-cell-address="Nodes.B3"/>
    </style:style>
    <style:style style:name="ce12" style:family="table-cell" style:parent-style-name="Default">
      <style:table-cell-properties fo:background-color="transparent"/>
      <style:map style:condition="is-true-formula(ISODD(ROW()))" style:apply-style-name="r2" style:base-cell-address="Nodes.B3"/>
    </style:style>
    <style:style style:name="ce13" style:family="table-cell" style:parent-style-name="Default">
      <style:table-cell-properties fo:background-color="transparent"/>
      <style:map style:condition="is-true-formula(ISODD(ROW()))" style:apply-style-name="r2" style:base-cell-address="Nodes.B44"/>
    </style:style>
    <style:style style:name="ce14" style:family="table-cell" style:parent-style-name="Default">
      <style:table-cell-properties fo:background-color="transparent"/>
      <style:map style:condition="is-true-formula(ISODD(ROW()))" style:apply-style-name="r2" style:base-cell-address="Nodes.B63"/>
    </style:style>
    <style:style style:name="ce15" style:family="table-cell" style:parent-style-name="Default">
      <style:table-cell-properties fo:background-color="transparent"/>
      <style:map style:condition="is-true-formula(ISODD(ROW()))" style:apply-style-name="r2" style:base-cell-address="Nodes.B64"/>
    </style:style>
    <style:style style:name="ce16" style:family="table-cell" style:parent-style-name="Default">
      <style:table-cell-properties fo:background-color="transparent"/>
      <style:map style:condition="is-true-formula(ISODD(ROW()))" style:apply-style-name="r2" style:base-cell-address="Nodes.B65"/>
    </style:style>
    <style:style style:name="ce17" style:family="table-cell" style:parent-style-name="Default">
      <style:table-cell-properties fo:background-color="transparent"/>
      <style:map style:condition="is-true-formula(ISODD(ROW()))" style:apply-style-name="r2" style:base-cell-address="Nodes.B66"/>
    </style:style>
    <style:style style:name="ce18" style:family="table-cell" style:parent-style-name="Default">
      <style:table-cell-properties fo:background-color="transparent"/>
      <style:map style:condition="is-true-formula(ISODD(ROW()))" style:apply-style-name="r2" style:base-cell-address="Nodes.B90"/>
    </style:style>
    <style:style style:name="ce19" style:family="table-cell" style:parent-style-name="Default">
      <style:table-cell-properties fo:background-color="transparent"/>
      <style:map style:condition="is-true-formula(ISODD(ROW()))" style:apply-style-name="r2" style:base-cell-address="Nodes.B91"/>
    </style:style>
    <style:style style:name="ce20" style:family="table-cell" style:parent-style-name="Default">
      <style:table-cell-properties fo:background-color="transparent"/>
      <style:map style:condition="is-true-formula(ISODD(ROW()))" style:apply-style-name="r2" style:base-cell-address="Nodes.B92"/>
    </style:style>
    <style:style style:name="ce21" style:family="table-cell" style:parent-style-name="Default">
      <style:table-cell-properties fo:background-color="transparent"/>
      <style:map style:condition="is-true-formula(ISODD(ROW()))" style:apply-style-name="r2" style:base-cell-address="Nodes.B93"/>
    </style:style>
    <style:style style:name="ce22" style:family="table-cell" style:parent-style-name="Default">
      <style:table-cell-properties fo:background-color="transparent"/>
      <style:map style:condition="is-true-formula(ISODD(ROW()))" style:apply-style-name="r2" style:base-cell-address="Nodes.B94"/>
    </style:style>
    <style:style style:name="ce23" style:family="table-cell" style:parent-style-name="Default">
      <style:table-cell-properties fo:background-color="transparent"/>
      <style:map style:condition="is-true-formula(ISODD(ROW()))" style:apply-style-name="r2" style:base-cell-address="Nodes.B95"/>
    </style:style>
    <style:style style:name="ce24" style:family="table-cell" style:parent-style-name="Default">
      <style:table-cell-properties fo:background-color="transparent"/>
      <style:map style:condition="is-true-formula(ISODD(ROW()))" style:apply-style-name="r2" style:base-cell-address="Nodes.B96"/>
    </style:style>
    <style:style style:name="ce25" style:family="table-cell" style:parent-style-name="Default">
      <style:table-cell-properties fo:background-color="transparent"/>
      <style:map style:condition="is-true-formula(ISODD(ROW()))" style:apply-style-name="r2" style:base-cell-address="Nodes.B97"/>
    </style:style>
    <style:style style:name="ce26" style:family="table-cell" style:parent-style-name="Default">
      <style:table-cell-properties fo:background-color="transparent"/>
      <style:map style:condition="is-true-formula(ISODD(ROW()))" style:apply-style-name="r2" style:base-cell-address="Nodes.B98"/>
    </style:style>
    <style:style style:name="ce27" style:family="table-cell" style:parent-style-name="Default">
      <style:table-cell-properties fo:background-color="transparent"/>
      <style:map style:condition="is-true-formula(ISODD(ROW()))" style:apply-style-name="r2" style:base-cell-address="Nodes.B99"/>
    </style:style>
    <style:style style:name="ce28" style:family="table-cell" style:parent-style-name="Default">
      <style:table-cell-properties fo:background-color="transparent"/>
      <style:map style:condition="is-true-formula(ISODD(ROW()))" style:apply-style-name="r2" style:base-cell-address="Nodes.B100"/>
    </style:style>
    <style:style style:name="ce29" style:family="table-cell" style:parent-style-name="Default">
      <style:table-cell-properties fo:background-color="transparent"/>
      <style:map style:condition="is-true-formula(ISODD(ROW()))" style:apply-style-name="r2" style:base-cell-address="Nodes.B101"/>
    </style:style>
    <style:style style:name="ce30" style:family="table-cell" style:parent-style-name="Default">
      <style:table-cell-properties fo:background-color="transparent"/>
      <style:map style:condition="is-true-formula(ISODD(ROW()))" style:apply-style-name="r2" style:base-cell-address="Nodes.B102"/>
    </style:style>
    <style:style style:name="ce31" style:family="table-cell" style:parent-style-name="Default">
      <style:table-cell-properties fo:background-color="transparent"/>
      <style:map style:condition="is-true-formula(ISODD(ROW()))" style:apply-style-name="r2" style:base-cell-address="Nodes.B103"/>
    </style:style>
    <style:style style:name="ce32" style:family="table-cell" style:parent-style-name="Default">
      <style:table-cell-properties fo:background-color="transparent"/>
      <style:map style:condition="is-true-formula(ISODD(ROW()))" style:apply-style-name="r2" style:base-cell-address="Nodes.B110"/>
    </style:style>
    <style:style style:name="ce33" style:family="table-cell" style:parent-style-name="Default">
      <style:table-cell-properties fo:background-color="transparent"/>
      <style:map style:condition="is-true-formula(ISODD(ROW()))" style:apply-style-name="r2" style:base-cell-address="Nodes.B111"/>
    </style:style>
    <style:style style:name="ce34" style:family="table-cell" style:parent-style-name="Default">
      <style:table-cell-properties fo:background-color="transparent"/>
      <style:map style:condition="is-true-formula(ISODD(ROW()))" style:apply-style-name="r2" style:base-cell-address="Nodes.B112"/>
    </style:style>
    <style:style style:name="ce35" style:family="table-cell" style:parent-style-name="Default">
      <style:table-cell-properties fo:background-color="transparent"/>
      <style:map style:condition="is-true-formula(ISODD(ROW()))" style:apply-style-name="r2" style:base-cell-address="Nodes.B113"/>
    </style:style>
    <style:style style:name="ce36" style:family="table-cell" style:parent-style-name="Default">
      <style:table-cell-properties fo:background-color="transparent"/>
      <style:map style:condition="is-true-formula(ISODD(ROW()))" style:apply-style-name="r2" style:base-cell-address="Nodes.B115"/>
    </style:style>
    <style:style style:name="ce37" style:family="table-cell" style:parent-style-name="Default">
      <style:table-cell-properties fo:background-color="transparent"/>
      <style:map style:condition="is-true-formula(ISODD(ROW()))" style:apply-style-name="r2" style:base-cell-address="Nodes.B116"/>
    </style:style>
    <style:style style:name="ce38" style:family="table-cell" style:parent-style-name="Default">
      <style:table-cell-properties fo:background-color="transparent"/>
      <style:map style:condition="is-true-formula(ISODD(ROW()))" style:apply-style-name="r2" style:base-cell-address="Nodes.B117"/>
    </style:style>
    <style:style style:name="ce39" style:family="table-cell" style:parent-style-name="Default">
      <style:table-cell-properties fo:background-color="transparent"/>
      <style:map style:condition="is-true-formula(ISODD(ROW()))" style:apply-style-name="r2" style:base-cell-address="Nodes.B118"/>
    </style:style>
    <style:style style:name="ce40" style:family="table-cell" style:parent-style-name="Default">
      <style:table-cell-properties fo:background-color="transparent"/>
      <style:map style:condition="is-true-formula(ISODD(ROW()))" style:apply-style-name="r2" style:base-cell-address="Nodes.B119"/>
    </style:style>
    <style:style style:name="ce41" style:family="table-cell" style:parent-style-name="Default">
      <style:table-cell-properties fo:background-color="transparent"/>
      <style:map style:condition="is-true-formula(ISODD(ROW()))" style:apply-style-name="r2" style:base-cell-address="Nodes.B120"/>
    </style:style>
    <style:style style:name="ce42" style:family="table-cell" style:parent-style-name="Default">
      <style:table-cell-properties fo:background-color="transparent"/>
      <style:map style:condition="is-true-formula(ISODD(ROW()))" style:apply-style-name="r2" style:base-cell-address="Nodes.B121"/>
    </style:style>
    <style:style style:name="ce43" style:family="table-cell" style:parent-style-name="Default">
      <style:table-cell-properties fo:background-color="transparent"/>
      <style:map style:condition="is-true-formula(ISODD(ROW()))" style:apply-style-name="r2" style:base-cell-address="Nodes.B122"/>
    </style:style>
    <style:style style:name="ce44" style:family="table-cell" style:parent-style-name="Default">
      <style:table-cell-properties fo:background-color="transparent"/>
      <style:map style:condition="is-true-formula(ISODD(ROW()))" style:apply-style-name="r2" style:base-cell-address="Nodes.B123"/>
    </style:style>
    <style:style style:name="ce45" style:family="table-cell" style:parent-style-name="Default">
      <style:table-cell-properties fo:background-color="transparent"/>
      <style:map style:condition="is-true-formula(ISODD(ROW()))" style:apply-style-name="r2" style:base-cell-address="Nodes.B124"/>
    </style:style>
    <style:style style:name="ce46" style:family="table-cell" style:parent-style-name="Default">
      <style:table-cell-properties fo:background-color="transparent"/>
      <style:map style:condition="is-true-formula(ISODD(ROW()))" style:apply-style-name="r2" style:base-cell-address="Nodes.B125"/>
    </style:style>
    <style:style style:name="ce47" style:family="table-cell" style:parent-style-name="Default">
      <style:table-cell-properties fo:background-color="transparent"/>
      <style:map style:condition="is-true-formula(ISODD(ROW()))" style:apply-style-name="r2" style:base-cell-address="Nodes.B126"/>
    </style:style>
    <style:style style:name="ce48" style:family="table-cell" style:parent-style-name="Default">
      <style:table-cell-properties fo:background-color="transparent"/>
      <style:map style:condition="is-true-formula(ISODD(ROW()))" style:apply-style-name="r2" style:base-cell-address="Nodes.B127"/>
    </style:style>
    <style:style style:name="ce49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3"/>
    </style:style>
    <style:style style:name="ce50" style:family="table-cell" style:parent-style-name="Default">
      <style:table-cell-properties fo:background-color="transparent"/>
      <style:map style:condition="is-true-formula(ISODD(ROW()))" style:apply-style-name="r2" style:base-cell-address="Nodes.C63"/>
      <style:map style:condition="is-true-formula(ISEVEN(ROW()))" style:apply-style-name="r1" style:base-cell-address="Nodes.C63"/>
    </style:style>
    <style:style style:name="ce51" style:family="table-cell" style:parent-style-name="Default">
      <style:table-cell-properties fo:background-color="transparent"/>
      <style:map style:condition="is-true-formula(ISODD(ROW()))" style:apply-style-name="r2" style:base-cell-address="Nodes.C123"/>
    </style:style>
    <style:style style:name="ce52" style:family="table-cell" style:parent-style-name="Default">
      <style:table-cell-properties fo:background-color="transparent"/>
      <style:map style:condition="is-true-formula(ISODD(ROW()))" style:apply-style-name="r2" style:base-cell-address="Nodes.C124"/>
    </style:style>
    <style:style style:name="ce5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C125"/>
    </style:style>
    <style:style style:name="ce54" style:family="table-cell" style:parent-style-name="Default">
      <style:table-cell-properties fo:background-color="transparent"/>
      <style:map style:condition="is-true-formula(ISODD(ROW()))" style:apply-style-name="r2" style:base-cell-address="Nodes.C126"/>
    </style:style>
    <style:style style:name="ce55" style:family="table-cell" style:parent-style-name="Default">
      <style:table-cell-properties fo:background-color="transparent"/>
      <style:map style:condition="is-true-formula(ISODD(ROW()))" style:apply-style-name="r2" style:base-cell-address="Nodes.C127"/>
    </style:style>
    <style:style style:name="ce56" style:family="table-cell" style:parent-style-name="Default">
      <style:table-cell-properties fo:background-color="#ff950e"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57" style:family="table-cell" style:parent-style-name="Default">
      <style:table-cell-properties style:text-align-source="fix" style:repeat-content="false" fo:background-color="transparent" fo:border="none"/>
      <style:paragraph-properties fo:text-align="start" fo:margin-left="0in"/>
      <style:text-properties style:use-window-font-color="true" fo:font-weight="bold" style:font-weight-asian="bold" style:font-weight-complex="bold"/>
    </style:style>
    <style:style style:name="ce58" style:family="table-cell" style:parent-style-name="r1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5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3"/>
    </style:style>
    <style:style style:name="ce6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cc0066" fo:font-weight="bold" style:font-weight-asian="bold" style:font-weight-complex="bold"/>
      <style:map style:condition="is-true-formula(ISODD(ROW()))" style:apply-style-name="r2" style:base-cell-address="Nodes.B3"/>
    </style:style>
    <style:style style:name="ce61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none" fo:border-right="none" fo:border-top="none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B44"/>
    </style:style>
    <style:style style:name="ce6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3"/>
    </style:style>
    <style:style style:name="ce6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4"/>
    </style:style>
    <style:style style:name="ce6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330099" fo:font-weight="bold" style:font-weight-asian="bold" style:font-weight-complex="bold"/>
      <style:map style:condition="is-true-formula(ISODD(ROW()))" style:apply-style-name="r2" style:base-cell-address="Nodes.D65"/>
    </style:style>
    <style:style style:name="ce6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B3"/>
    </style:style>
    <style:style style:name="ce6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  <style:map style:condition="is-true-formula(ISODD(ROW()))" style:apply-style-name="r2" style:base-cell-address="Nodes.B3"/>
    </style:style>
    <style:style style:name="ce68" style:family="table-cell" style:parent-style-name="Default">
      <style:table-cell-properties fo:border-bottom="1.56pt double #000000" style:border-line-width-bottom="0.0102in 0.0102in 0.0008in" style:text-align-source="fix" style:repeat-content="false" fo:background-color="transparent" fo:border-left="none" fo:border-right="none" fo:border-top="none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6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B3"/>
    </style:style>
    <style:style style:name="ce7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8"/>
    </style:style>
    <style:style style:name="ce7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09"/>
    </style:style>
    <style:style style:name="ce7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0"/>
    </style:style>
    <style:style style:name="ce7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1"/>
    </style:style>
    <style:style style:name="ce7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2"/>
    </style:style>
    <style:style style:name="ce7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3"/>
    </style:style>
    <style:style style:name="ce7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4"/>
    </style:style>
    <style:style style:name="ce7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5"/>
    </style:style>
    <style:style style:name="ce7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6"/>
    </style:style>
    <style:style style:name="ce7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7"/>
    </style:style>
    <style:style style:name="ce8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8"/>
    </style:style>
    <style:style style:name="ce81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19"/>
    </style:style>
    <style:style style:name="ce8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0"/>
    </style:style>
    <style:style style:name="ce83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1"/>
    </style:style>
    <style:style style:name="ce84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000099" fo:font-weight="bold" style:font-weight-asian="bold" style:font-weight-complex="bold"/>
      <style:map style:condition="is-true-formula(ISODD(ROW()))" style:apply-style-name="r2" style:base-cell-address="Nodes.D122"/>
    </style:style>
    <style:style style:name="ce85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3"/>
    </style:style>
    <style:style style:name="ce86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4"/>
    </style:style>
    <style:style style:name="ce87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5"/>
    </style:style>
    <style:style style:name="ce88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6"/>
    </style:style>
    <style:style style:name="ce89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color="#7e0021" fo:font-weight="bold" style:font-weight-asian="bold" style:font-weight-complex="bold"/>
      <style:map style:condition="is-true-formula(ISODD(ROW()))" style:apply-style-name="r2" style:base-cell-address="Nodes.D127"/>
    </style:style>
    <style:style style:name="ce90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text-properties fo:font-weight="bold" style:font-weight-asian="bold" style:font-weight-complex="bold"/>
    </style:style>
    <style:style style:name="ce91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17"/>
    </style:style>
    <style:style style:name="ce92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7"/>
    </style:style>
    <style:style style:name="ce93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8"/>
    </style:style>
    <style:style style:name="ce94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29"/>
    </style:style>
    <style:style style:name="ce95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0"/>
    </style:style>
    <style:style style:name="ce96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E31"/>
    </style:style>
    <style:style style:name="ce97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Nodes.B44"/>
    </style:style>
    <style:style style:name="ce98" style:family="table-cell" style:parent-style-name="Default">
      <style:table-cell-properties fo:background-color="transparent"/>
      <style:map style:condition="is-true-formula(ISODD(ROW()))" style:apply-style-name="r2" style:base-cell-address="Nodes.E66"/>
    </style:style>
    <style:style style:name="ce99" style:family="table-cell" style:parent-style-name="Default">
      <style:table-cell-properties fo:background-color="transparent"/>
      <style:map style:condition="is-true-formula(ISODD(ROW()))" style:apply-style-name="r2" style:base-cell-address="Nodes.E112"/>
    </style:style>
    <style:style style:name="ce100" style:family="table-cell" style:parent-style-name="Default">
      <style:table-cell-properties fo:background-color="transparent"/>
      <style:map style:condition="is-true-formula(ISODD(ROW()))" style:apply-style-name="r2" style:base-cell-address="Nodes.E113"/>
    </style:style>
    <style:style style:name="ce101" style:family="table-cell" style:parent-style-name="Default">
      <style:table-cell-properties fo:background-color="transparent"/>
      <style:map style:condition="is-true-formula(ISODD(ROW()))" style:apply-style-name="r2" style:base-cell-address="Nodes.E114"/>
    </style:style>
    <style:style style:name="ce102" style:family="table-cell" style:parent-style-name="Default">
      <style:table-cell-properties fo:background-color="transparent"/>
      <style:map style:condition="is-true-formula(ISODD(ROW()))" style:apply-style-name="r2" style:base-cell-address="Nodes.E116"/>
    </style:style>
    <style:style style:name="ce103" style:family="table-cell" style:parent-style-name="Default">
      <style:table-cell-properties fo:background-color="transparent"/>
      <style:map style:condition="is-true-formula(ISODD(ROW()))" style:apply-style-name="r2" style:base-cell-address="Nodes.E120"/>
    </style:style>
    <style:style style:name="ce104" style:family="table-cell" style:parent-style-name="Default">
      <style:table-cell-properties fo:background-color="transparent"/>
      <style:map style:condition="is-true-formula(ISODD(ROW()))" style:apply-style-name="r2" style:base-cell-address="Nodes.E125"/>
    </style:style>
    <style:style style:name="ce105" style:family="table-cell" style:parent-style-name="Default">
      <style:table-cell-properties fo:background-color="transparent"/>
      <style:map style:condition="is-true-formula(ISODD(ROW()))" style:apply-style-name="r2" style:base-cell-address="Nodes.E126"/>
    </style:style>
    <style:style style:name="ce106" style:family="table-cell" style:parent-style-name="Default">
      <style:table-cell-properties fo:background-color="transparent"/>
      <style:map style:condition="is-true-formula(ISODD(ROW()))" style:apply-style-name="r2" style:base-cell-address="Nodes.E127"/>
    </style:style>
    <style:style style:name="ce107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7"/>
    </style:style>
    <style:style style:name="ce108" style:family="table-cell" style:parent-style-name="Default">
      <style:table-cell-properties fo:background-color="transparent"/>
      <style:text-properties style:use-window-font-color="true"/>
      <style:map style:condition="is-true-formula(ISODD(ROW()))" style:apply-style-name="r2" style:base-cell-address="Nodes.F18"/>
    </style:style>
    <style:style style:name="ce109" style:family="table-cell" style:parent-style-name="Default">
      <style:table-cell-properties fo:background-color="transparent"/>
      <style:map style:condition="is-true-formula(ISODD(ROW()))" style:apply-style-name="r2" style:base-cell-address="Nodes.F66"/>
    </style:style>
    <style:style style:name="ce110" style:family="table-cell" style:parent-style-name="Default">
      <style:table-cell-properties fo:background-color="transparent"/>
      <style:map style:condition="is-true-formula(ISODD(ROW()))" style:apply-style-name="r2" style:base-cell-address="Nodes.F108"/>
    </style:style>
    <style:style style:name="ce111" style:family="table-cell" style:parent-style-name="Default">
      <style:table-cell-properties fo:background-color="transparent"/>
      <style:map style:condition="is-true-formula(ISODD(ROW()))" style:apply-style-name="r2" style:base-cell-address="Nodes.F114"/>
    </style:style>
    <style:style style:name="ce112" style:family="table-cell" style:parent-style-name="Default">
      <style:table-cell-properties fo:background-color="transparent"/>
      <style:map style:condition="is-true-formula(ISODD(ROW()))" style:apply-style-name="r2" style:base-cell-address="Nodes.F117"/>
    </style:style>
    <style:style style:name="ce113" style:family="table-cell" style:parent-style-name="Default">
      <style:table-cell-properties fo:background-color="transparent"/>
      <style:map style:condition="is-true-formula(ISODD(ROW()))" style:apply-style-name="r2" style:base-cell-address="Nodes.C125"/>
    </style:style>
    <style:style style:name="ce114" style:family="table-cell" style:parent-style-name="Default">
      <style:table-cell-properties fo:background-color="transparent"/>
      <style:map style:condition="is-true-formula(ISODD(ROW()))" style:apply-style-name="r2" style:base-cell-address="Nodes.G108"/>
    </style:style>
    <style:style style:name="ce115" style:family="table-cell" style:parent-style-name="Default">
      <style:table-cell-properties fo:background-color="transparent"/>
      <style:map style:condition="is-true-formula(ISODD(ROW()))" style:apply-style-name="r2" style:base-cell-address="Nodes.G109"/>
    </style:style>
    <style:style style:name="ce116" style:family="table-cell" style:parent-style-name="Default">
      <style:table-cell-properties fo:background-color="transparent"/>
      <style:map style:condition="is-true-formula(ISODD(ROW()))" style:apply-style-name="r2" style:base-cell-address="Nodes.G110"/>
    </style:style>
    <style:style style:name="ce117" style:family="table-cell" style:parent-style-name="Default">
      <style:table-cell-properties fo:background-color="transparent"/>
      <style:map style:condition="is-true-formula(ISODD(ROW()))" style:apply-style-name="r2" style:base-cell-address="Nodes.G111"/>
    </style:style>
    <style:style style:name="ce118" style:family="table-cell" style:parent-style-name="Default">
      <style:table-cell-properties fo:background-color="transparent"/>
      <style:map style:condition="is-true-formula(ISODD(ROW()))" style:apply-style-name="r2" style:base-cell-address="Nodes.G112"/>
    </style:style>
    <style:style style:name="ce119" style:family="table-cell" style:parent-style-name="Default">
      <style:table-cell-properties fo:background-color="transparent"/>
      <style:map style:condition="is-true-formula(ISODD(ROW()))" style:apply-style-name="r2" style:base-cell-address="Nodes.G113"/>
    </style:style>
    <style:style style:name="ce120" style:family="table-cell" style:parent-style-name="Default">
      <style:table-cell-properties fo:background-color="transparent"/>
      <style:map style:condition="is-true-formula(ISODD(ROW()))" style:apply-style-name="r2" style:base-cell-address="Nodes.G114"/>
    </style:style>
    <style:style style:name="ce121" style:family="table-cell" style:parent-style-name="Default">
      <style:table-cell-properties fo:background-color="transparent"/>
      <style:map style:condition="is-true-formula(ISODD(ROW()))" style:apply-style-name="r2" style:base-cell-address="Nodes.G115"/>
    </style:style>
    <style:style style:name="ce122" style:family="table-cell" style:parent-style-name="Default">
      <style:table-cell-properties fo:background-color="transparent"/>
      <style:map style:condition="is-true-formula(ISODD(ROW()))" style:apply-style-name="r2" style:base-cell-address="Nodes.G116"/>
    </style:style>
    <style:style style:name="ce123" style:family="table-cell" style:parent-style-name="Default">
      <style:table-cell-properties fo:border-bottom="none" fo:background-color="#ff950e" fo:border-left="none" fo:border-right="0.06pt solid #000000" fo:border-top="none"/>
      <style:text-properties fo:font-weight="bold" style:font-weight-asian="bold" style:font-weight-complex="bold"/>
    </style:style>
    <style:style style:name="ce124" style:family="table-cell" style:parent-style-name="Default">
      <style:table-cell-properties fo:border-bottom="none" fo:background-color="transparent" fo:border-left="none" fo:border-right="0.06pt solid #000000" fo:border-top="none"/>
      <style:text-properties style:use-window-font-color="true"/>
    </style:style>
    <style:style style:name="ce125" style:family="table-cell" style:parent-style-name="Default">
      <style:table-cell-properties fo:border-bottom="none" fo:background-color="transparent" fo:border-left="none" fo:border-right="0.06pt solid #000000" fo:border-top="none"/>
    </style:style>
    <style:style style:name="ce126" style:family="table-cell" style:parent-style-name="Default">
      <style:table-cell-properties fo:border-bottom="0.06pt solid #000000" fo:background-color="#ff9900" fo:border-left="none" fo:border-right="none" fo:border-top="none"/>
    </style:style>
    <style:style style:name="ce127" style:family="table-cell" style:parent-style-name="Default">
      <style:table-cell-properties fo:background-color="transparent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28" style:family="table-cell" style:parent-style-name="Default">
      <style:table-cell-properties fo:background-color="transparent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29" style:family="table-cell" style:parent-style-name="Default">
      <style:table-cell-properties fo:background-color="transparent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30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31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32" style:family="table-cell" style:parent-style-name="Default">
      <style:table-cell-properties style:text-align-source="fix" style:repeat-content="false" fo:background-color="transparent"/>
      <style:paragraph-properties fo:text-align="start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33" style:family="table-cell" style:parent-style-name="Default">
      <style:table-cell-properties fo:background-color="transparent"/>
      <style:map style:condition="is-true-formula(ISODD(ROW()))" style:apply-style-name="r2" style:base-cell-address="DTStructs.B51"/>
    </style:style>
    <style:style style:name="ce134" style:family="table-cell" style:parent-style-name="Default">
      <style:table-cell-properties fo:background-color="transparent"/>
      <style:map style:condition="is-true-formula(ISODD(ROW()))" style:apply-style-name="r2" style:base-cell-address="DTStructs.B52"/>
    </style:style>
    <style:style style:name="ce135" style:family="table-cell" style:parent-style-name="Default">
      <style:table-cell-properties fo:background-color="transparent"/>
      <style:map style:condition="is-true-formula(ISODD(ROW()))" style:apply-style-name="r2" style:base-cell-address="DTStructs.B54"/>
    </style:style>
    <style:style style:name="ce136" style:family="table-cell" style:parent-style-name="Default">
      <style:table-cell-properties fo:background-color="transparent"/>
      <style:map style:condition="is-true-formula(ISODD(ROW()))" style:apply-style-name="r2" style:base-cell-address="DTStructs.B55"/>
    </style:style>
    <style:style style:name="ce137" style:family="table-cell" style:parent-style-name="Default">
      <style:table-cell-properties fo:background-color="transparent"/>
      <style:map style:condition="is-true-formula(ISODD(ROW()))" style:apply-style-name="r2" style:base-cell-address="DTStructs.B57"/>
    </style:style>
    <style:style style:name="ce138" style:family="table-cell" style:parent-style-name="Default">
      <style:table-cell-properties fo:background-color="transparent"/>
      <style:map style:condition="is-true-formula(ISODD(ROW()))" style:apply-style-name="r2" style:base-cell-address="DTStructs.B58"/>
    </style:style>
    <style:style style:name="ce139" style:family="table-cell" style:parent-style-name="Default">
      <style:table-cell-properties fo:background-color="transparent"/>
      <style:map style:condition="is-true-formula(ISODD(ROW()))" style:apply-style-name="r2" style:base-cell-address="DTStructs.B59"/>
    </style:style>
    <style:style style:name="ce140" style:family="table-cell" style:parent-style-name="Default">
      <style:table-cell-properties fo:background-color="transparent"/>
      <style:map style:condition="is-true-formula(ISODD(ROW()))" style:apply-style-name="r2" style:base-cell-address="DTStructs.B60"/>
    </style:style>
    <style:style style:name="ce141" style:family="table-cell" style:parent-style-name="Default">
      <style:table-cell-properties fo:background-color="transparent"/>
      <style:map style:condition="is-true-formula(ISODD(ROW()))" style:apply-style-name="r2" style:base-cell-address="DTStructs.B61"/>
    </style:style>
    <style:style style:name="ce142" style:family="table-cell" style:parent-style-name="Default">
      <style:table-cell-properties fo:border-bottom="0.06pt solid #000000" fo:background-color="#ff9900" style:text-align-source="fix" style:repeat-content="false" fo:border-left="none" fo:border-right="none" fo:border-top="none"/>
      <style:paragraph-properties fo:text-align="center"/>
    </style:style>
    <style:style style:name="ce143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4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45" style:family="table-cell" style:parent-style-name="Default">
      <style:table-cell-properties style:text-align-source="fix" style:repeat-content="false" fo:background-color="transparent"/>
      <style:paragraph-properties fo:text-align="center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46" style:family="table-cell" style:parent-style-name="Default">
      <style:table-cell-properties fo:border-bottom="none" style:text-align-source="fix" style:repeat-content="false" fo:background-color="transparent" fo:border-left="0.06pt solid #000000" fo:border-right="none" fo:border-top="none"/>
      <style:paragraph-properties fo:text-align="center" fo:margin-left="0in"/>
      <style:map style:condition="is-true-formula(ISODD(ROW()))" style:apply-style-name="r2" style:base-cell-address="DTStructs.B31"/>
      <style:map style:condition="is-true-formula(ISEVEN(ROW()))" style:apply-style-name="r1" style:base-cell-address="DTStructs.B31"/>
    </style:style>
    <style:style style:name="ce147" style:family="table-cell" style:parent-style-name="Default">
      <style:table-cell-properties style:text-align-source="fix" style:repeat-content="false" fo:background-color="transparent"/>
      <style:paragraph-properties fo:text-align="center"/>
    </style:style>
    <style:style style:name="ce14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4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13"/>
      <style:map style:condition="is-true-formula(ISEVEN(ROW()))" style:apply-style-name="r1" style:base-cell-address="DTStructs.E13"/>
    </style:style>
    <style:style style:name="ce150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2"/>
      <style:map style:condition="is-true-formula(ISEVEN(ROW()))" style:apply-style-name="r1" style:base-cell-address="DTStructs.B2"/>
    </style:style>
    <style:style style:name="ce151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52" style:family="table-cell" style:parent-style-name="Default">
      <style:table-cell-properties fo:border-bottom="none" fo:background-color="transparent" fo:border-left="0.06pt solid #000000" fo:border-right="none" fo:border-top="none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53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E32"/>
      <style:map style:condition="is-true-formula(ISEVEN(ROW()))" style:apply-style-name="r1" style:base-cell-address="DTStructs.E32"/>
    </style:style>
    <style:style style:name="ce154" style:family="table-cell" style:parent-style-name="Default">
      <style:table-cell-properties fo:background-color="transparent"/>
      <style:map style:condition="is-true-formula(ISODD(ROW()))" style:apply-style-name="r2" style:base-cell-address="DTStructs.E53"/>
      <style:map style:condition="is-true-formula(ISEVEN(ROW()))" style:apply-style-name="r1" style:base-cell-address="DTStructs.E53"/>
    </style:style>
    <style:style style:name="ce155" style:family="table-cell" style:parent-style-name="Default">
      <style:table-cell-properties fo:background-color="transparent"/>
      <style:map style:condition="is-true-formula(ISODD(ROW()))" style:apply-style-name="r2" style:base-cell-address="DTStructs.E54"/>
      <style:map style:condition="is-true-formula(ISEVEN(ROW()))" style:apply-style-name="r1" style:base-cell-address="DTStructs.E54"/>
    </style:style>
    <style:style style:name="ce156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6"/>
      <style:map style:condition="is-true-formula(ISEVEN(ROW()))" style:apply-style-name="r1" style:base-cell-address="DTStructs.E56"/>
    </style:style>
    <style:style style:name="ce157" style:family="table-cell" style:parent-style-name="Default">
      <style:table-cell-properties fo:background-color="transparent"/>
      <style:map style:condition="is-true-formula(ISODD(ROW()))" style:apply-style-name="r2" style:base-cell-address="DTStructs.E58"/>
      <style:map style:condition="is-true-formula(ISEVEN(ROW()))" style:apply-style-name="r1" style:base-cell-address="DTStructs.E58"/>
    </style:style>
    <style:style style:name="ce158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59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E61"/>
      <style:map style:condition="is-true-formula(ISEVEN(ROW()))" style:apply-style-name="r1" style:base-cell-address="DTStructs.E61"/>
    </style:style>
    <style:style style:name="ce160" style:family="table-cell" style:parent-style-name="Default">
      <style:table-cell-properties fo:border-bottom="none" fo:background-color="transparent" fo:border-left="0.06pt solid #000000" fo:border-right="none" fo:border-top="none"/>
    </style:style>
    <style:style style:name="ce161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8"/>
      <style:map style:condition="is-true-formula(ISEVEN(ROW()))" style:apply-style-name="r1" style:base-cell-address="DTStructs.B18"/>
    </style:style>
    <style:style style:name="ce162" style:family="table-cell" style:parent-style-name="Default">
      <style:table-cell-properties fo:background-color="transparent"/>
      <style:text-properties style:font-name="Liberation Sans" style:font-name-asian="Droid Sans Fallback" style:font-name-complex="FreeSans"/>
      <style:map style:condition="is-true-formula(ISODD(ROW()))" style:apply-style-name="r2" style:base-cell-address="DTStructs.B19"/>
      <style:map style:condition="is-true-formula(ISEVEN(ROW()))" style:apply-style-name="r1" style:base-cell-address="DTStructs.B19"/>
    </style:style>
    <style:style style:name="ce163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F53"/>
      <style:map style:condition="is-true-formula(ISEVEN(ROW()))" style:apply-style-name="r1" style:base-cell-address="DTStructs.F53"/>
    </style:style>
    <style:style style:name="ce164" style:family="table-cell" style:parent-style-name="Default">
      <style:table-cell-properties fo:background-color="transparent"/>
      <style:map style:condition="is-true-formula(ISODD(ROW()))" style:apply-style-name="r2" style:base-cell-address="DTStructs.F58"/>
      <style:map style:condition="is-true-formula(ISEVEN(ROW()))" style:apply-style-name="r1" style:base-cell-address="DTStructs.F58"/>
    </style:style>
    <style:style style:name="ce165" style:family="table-cell" style:parent-style-name="Default">
      <style:table-cell-properties fo:background-color="transparent"/>
      <style:map style:condition="is-true-formula(ISODD(ROW()))" style:apply-style-name="r2" style:base-cell-address="DTStructs.E59"/>
      <style:map style:condition="is-true-formula(ISEVEN(ROW()))" style:apply-style-name="r1" style:base-cell-address="DTStructs.E59"/>
    </style:style>
    <style:style style:name="ce166" style:family="table-cell" style:parent-style-name="Default">
      <style:table-cell-properties fo:background-color="transparent"/>
      <style:map style:condition="is-true-formula(ISODD(ROW()))" style:apply-style-name="r2" style:base-cell-address="DTStructs.F61"/>
      <style:map style:condition="is-true-formula(ISEVEN(ROW()))" style:apply-style-name="r1" style:base-cell-address="DTStructs.F61"/>
    </style:style>
    <style:style style:name="ce167" style:family="table-cell" style:parent-style-name="Default">
      <style:table-cell-properties fo:border-bottom="none" fo:background-color="transparent" fo:border-left="0.06pt solid #000000" fo:border-right="none" fo:border-top="none"/>
      <style:map style:condition="is-true-formula(ISODD(ROW()))" style:apply-style-name="r2" style:base-cell-address="DTStructs.G53"/>
      <style:map style:condition="is-true-formula(ISEVEN(ROW()))" style:apply-style-name="r1" style:base-cell-address="DTStructs.G53"/>
    </style:style>
    <style:style style:name="ce168" style:family="table-cell" style:parent-style-name="Default">
      <style:table-cell-properties fo:background-color="transparent"/>
      <style:map style:condition="is-true-formula(ISODD(ROW()))" style:apply-style-name="r2" style:base-cell-address="DTStructs.G56"/>
      <style:map style:condition="is-true-formula(ISEVEN(ROW()))" style:apply-style-name="r1" style:base-cell-address="DTStructs.G56"/>
    </style:style>
    <style:style style:name="ce169" style:family="table-cell" style:parent-style-name="Default">
      <style:table-cell-properties fo:background-color="transparent"/>
      <style:map style:condition="is-true-formula(ISODD(ROW()))" style:apply-style-name="r2" style:base-cell-address="DTStructs.G57"/>
      <style:map style:condition="is-true-formula(ISEVEN(ROW()))" style:apply-style-name="r1" style:base-cell-address="DTStructs.G57"/>
    </style:style>
    <style:style style:name="ce170" style:family="table-cell" style:parent-style-name="Default">
      <style:table-cell-properties fo:background-color="transparent"/>
      <style:map style:condition="is-true-formula(ISODD(ROW()))" style:apply-style-name="r2" style:base-cell-address="DTStructs.H51"/>
      <style:map style:condition="is-true-formula(ISEVEN(ROW()))" style:apply-style-name="r1" style:base-cell-address="DTStructs.H51"/>
    </style:style>
    <style:style style:name="ce171" style:family="table-cell" style:parent-style-name="Default">
      <style:table-cell-properties fo:background-color="transparent"/>
      <style:map style:condition="is-true-formula(ISODD(ROW()))" style:apply-style-name="r2" style:base-cell-address="DTStructs.H56"/>
      <style:map style:condition="is-true-formula(ISEVEN(ROW()))" style:apply-style-name="r1" style:base-cell-address="DTStructs.H56"/>
    </style:style>
  </office:automatic-styles>
  <office:body>
    <office:spreadsheet>
      <table:table table:name="Nodes" table:style-name="ta1">
        <table:table-column table:style-name="co1" table:default-cell-style-name="ce6"/>
        <table:table-column table:style-name="co2" table:number-columns-repeated="2" table:default-cell-style-name="ce6"/>
        <table:table-column table:style-name="co3" table:default-cell-style-name="ce90"/>
        <table:table-column table:style-name="co4" table:default-cell-style-name="ce6"/>
        <table:table-column table:style-name="co5" table:default-cell-style-name="ce6"/>
        <table:table-column table:style-name="co6" table:default-cell-style-name="ce6"/>
        <table:table-column table:style-name="co7" table:number-columns-repeated="1016" table:default-cell-style-name="ce6"/>
        <table:table-column table:style-name="co7" table:default-cell-style-name="ce125"/>
        <table:table-row table:style-name="ro1">
          <table:table-cell table:style-name="ce1" office:value-type="string" calcext:value-type="string">
            <text:p>Service Name</text:p>
          </table:table-cell>
          <table:table-cell table:style-name="ce1" office:value-type="string" calcext:value-type="string">
            <text:p>Node Prefix</text:p>
          </table:table-cell>
          <table:table-cell table:style-name="ce1" office:value-type="string" calcext:value-type="string">
            <text:p>Node Name</text:p>
          </table:table-cell>
          <table:table-cell table:style-name="ce56" office:value-type="string" calcext:value-type="string">
            <text:p>Type</text:p>
          </table:table-cell>
          <table:table-cell table:style-name="ce1" office:value-type="string" calcext:value-type="string">
            <text:p>Input</text:p>
          </table:table-cell>
          <table:table-cell table:style-name="ce1" office:value-type="string" calcext:value-type="string">
            <text:p>Output</text:p>
          </table:table-cell>
          <table:table-cell table:style-name="ce1" office:value-type="string" calcext:value-type="string">
            <text:p>desc</text:p>
          </table:table-cell>
          <table:table-cell table:style-name="ce1" table:number-columns-repeated="1016"/>
          <table:table-cell table:style-name="ce123"/>
        </table:table-row>
        <table:table-row table:style-name="ro1">
          <table:table-cell table:style-name="ce2" office:value-type="string" calcext:value-type="string">
            <text:p>_Core</text:p>
          </table:table-cell>
          <table:table-cell table:style-name="ce7" table:number-columns-repeated="2"/>
          <table:table-cell table:style-name="ce57"/>
          <table:table-cell table:style-name="ce7" table:number-columns-repeated="1020"/>
        </table:table-row>
        <table:table-row table:style-name="ro1">
          <table:table-cell table:style-name="ce3"/>
          <table:table-cell table:style-name="ce8" office:value-type="string" calcext:value-type="string">
            <text:p>_core</text:p>
          </table:table-cell>
          <table:table-cell table:style-name="ce9" office:value-type="string" calcext:value-type="string">
            <text:p>registerCommand</text:p>
          </table:table-cell>
          <table:table-cell table:style-name="ce58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moveCommand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gisterEvent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10" office:value-type="string" calcext:value-type="string">
            <text:p>_core</text:p>
          </table:table-cell>
          <table:table-cell table:style-name="ce9" office:value-type="string" calcext:value-type="string">
            <text:p>removeEvent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gisterHook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moveHook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s[]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8" office:value-type="string" calcext:value-type="string">
            <text:p>_core</text:p>
          </table:table-cell>
          <table:table-cell table:style-name="ce9" office:value-type="string" calcext:value-type="string">
            <text:p>error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ode, [id] , description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warning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ode, [id] , description, level</text:p>
          </table:table-cell>
          <table:table-cell table:style-name="ce9"/>
          <table:table-cell table:style-name="ce9" office:value-type="string" calcext:value-type="string">
            <text:p>Level=[note ,debug, warning, critical]</text:p>
          </table:table-cell>
          <table:table-cell table:style-name="ce9" table:number-columns-repeated="6"/>
          <table:table-cell table:style-name="ce3" table:number-columns-repeated="1010"/>
          <table:table-cell table:style-name="ce12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gisterSetting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 ,defValue ,public ,readonly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moveSetting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 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setSetting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, valu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getSetting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, value</text:p>
          </table:table-cell>
          <table:table-cell table:style-name="ce12"/>
          <table:table-cell table:style-name="ce9" table:number-columns-repeated="6"/>
          <table:table-cell table:style-name="ce3" table:number-columns-repeated="1010"/>
          <table:table-cell table:style-name="ce12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updateSetting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 ,defValue ,public ,readonly</text:p>
          </table:table-cell>
          <table:table-cell table:style-name="ce9"/>
          <table:table-cell table:style-name="ce12"/>
          <table:table-cell table:style-name="ce9" table:number-columns-repeated="6"/>
          <table:table-cell table:style-name="ce3" table:number-columns-repeated="1010"/>
          <table:table-cell table:style-name="ce124"/>
        </table:table-row>
        <table:table-row table:style-name="ro1">
          <table:table-cell table:style-name="ce3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resetSetting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name, value</text:p>
          </table:table-cell>
          <table:table-cell table:style-name="ce12"/>
          <table:table-cell table:style-name="ce9" table:number-columns-repeated="6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getListOfServices</text:p>
          </table:table-cell>
          <table:table-cell table:style-name="ce59" office:value-type="string" calcext:value-type="string">
            <text:p>Command</text:p>
          </table:table-cell>
          <table:table-cell table:style-name="ce91"/>
          <table:table-cell table:style-name="ce107" office:value-type="string" calcext:value-type="string">
            <text:p>extensions [{name, version, state, istate},...]</text:p>
          </table:table-cell>
          <table:table-cell table:style-name="ce9" table:number-columns-repeated="7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getServiceInfo</text:p>
          </table:table-cell>
          <table:table-cell table:style-name="ce59" office:value-type="string" calcext:value-type="string">
            <text:p>Command</text:p>
          </table:table-cell>
          <table:table-cell table:style-name="Default" office:value-type="string" calcext:value-type="string">
            <text:p>name</text:p>
          </table:table-cell>
          <table:table-cell table:style-name="ce108" office:value-type="string" calcext:value-type="string">
            <text:p>DSInstallInfo</text:p>
          </table:table-cell>
          <table:table-cell table:style-name="ce9" table:number-columns-repeated="7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installService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uninstallService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enableService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disableService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kickService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pingService</text:p>
          </table:table-cell>
          <table:table-cell table:style-name="ce59" office:value-type="string" calcext:value-type="string">
            <text:p>Command</text:p>
          </table:table-cell>
          <table:table-cell table:style-name="ce9" office:value-type="string" calcext:value-type="string">
            <text:p>name</text:p>
          </table:table-cell>
          <table:table-cell table:style-name="ce9" office:value-type="string" calcext:value-type="string">
            <text:p>success, time(ms)</text:p>
          </table:table-cell>
          <table:table-cell table:style-name="ce9" table:number-columns-repeated="7"/>
          <table:table-cell table:style-name="ce3" table:number-columns-repeated="1010"/>
          <table:table-cell table:style-name="ce124"/>
        </table:table-row>
        <table:table-row table:style-name="ro1">
          <table:table-cell table:style-name="ce4" office:value-type="string" calcext:value-type="string">
            <text:p>n</text:p>
          </table:table-cell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ttingUpdate</text:p>
          </table:table-cell>
          <table:table-cell table:style-name="ce60" office:value-type="string" calcext:value-type="string">
            <text:p>Event</text:p>
          </table:table-cell>
          <table:table-cell table:style-name="ce9" office:value-type="string" calcext:value-type="string">
            <text:p>name, newValu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Connect</text:p>
          </table:table-cell>
          <table:table-cell table:style-name="ce60" office:value-type="string" calcext:value-type="string">
            <text:p>Event</text:p>
          </table:table-cell>
          <table:table-cell table:style-name="ce9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Disconnect</text:p>
          </table:table-cell>
          <table:table-cell table:style-name="ce60" office:value-type="string" calcext:value-type="string">
            <text:p>Event</text:p>
          </table:table-cell>
          <table:table-cell table:style-name="ce92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Enable</text:p>
          </table:table-cell>
          <table:table-cell table:style-name="ce60" office:value-type="string" calcext:value-type="string">
            <text:p>Event</text:p>
          </table:table-cell>
          <table:table-cell table:style-name="ce93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Disable</text:p>
          </table:table-cell>
          <table:table-cell table:style-name="ce60" office:value-type="string" calcext:value-type="string">
            <text:p>Event</text:p>
          </table:table-cell>
          <table:table-cell table:style-name="ce94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Install</text:p>
          </table:table-cell>
          <table:table-cell table:style-name="ce60" office:value-type="string" calcext:value-type="string">
            <text:p>Event</text:p>
          </table:table-cell>
          <table:table-cell table:style-name="ce95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4"/>
          <table:table-cell table:style-name="ce9" office:value-type="string" calcext:value-type="string">
            <text:p>_core</text:p>
          </table:table-cell>
          <table:table-cell table:style-name="ce9" office:value-type="string" calcext:value-type="string">
            <text:p>onServiceUninstall</text:p>
          </table:table-cell>
          <table:table-cell table:style-name="ce60" office:value-type="string" calcext:value-type="string">
            <text:p>Event</text:p>
          </table:table-cell>
          <table:table-cell table:style-name="ce96" office:value-type="string" calcext:value-type="string">
            <text:p>name</text:p>
          </table:table-cell>
          <table:table-cell table:style-name="ce9" table:number-columns-repeated="8"/>
          <table:table-cell table:style-name="ce3" table:number-columns-repeated="1010"/>
          <table:table-cell table:style-name="ce124"/>
        </table:table-row>
        <table:table-row table:style-name="ro1">
          <table:table-cell table:style-name="ce3"/>
          <table:table-cell table:style-name="ce9" table:number-columns-repeated="2"/>
          <table:table-cell table:style-name="ce60"/>
          <table:table-cell table:style-name="ce9" table:number-columns-repeated="9"/>
          <table:table-cell table:style-name="ce3" table:number-columns-repeated="1010"/>
          <table:table-cell table:style-name="ce124"/>
        </table:table-row>
        <table:table-row table:style-name="ro1">
          <table:table-cell table:style-name="ce5" office:value-type="string" calcext:value-type="string">
            <text:p>PGDatabase</text:p>
          </table:table-cell>
          <table:table-cell table:style-name="ce11" table:number-columns-repeated="2"/>
          <table:table-cell table:style-name="ce61"/>
          <table:table-cell table:style-name="ce11" table:number-columns-repeated="9"/>
          <table:table-cell table:style-name="ce5"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query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DBTable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execute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singleFieldQuery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DBQuery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newUser</text:p>
          </table:table-cell>
          <table:table-cell table:style-name="ce60" office:value-type="string" calcext:value-type="string">
            <text:p>Event</text:p>
          </table:table-cell>
          <table:table-cell table:style-name="ce12"/>
          <table:table-cell table:style-name="ce49" office:value-type="string" calcext:value-type="string">
            <text:p>DSString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database</text:p>
          </table:table-cell>
          <table:table-cell table:style-name="ce12" office:value-type="string" calcext:value-type="string">
            <text:p>userLogin</text:p>
          </table:table-cell>
          <table:table-cell table:style-name="ce60" office:value-type="string" calcext:value-type="string">
            <text:p>Event</text:p>
          </table:table-cell>
          <table:table-cell table:style-name="ce12"/>
          <table:table-cell table:style-name="ce49" office:value-type="string" calcext:value-type="string">
            <text:p>DSString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60"/>
          <table:table-cell table:style-name="ce12"/>
          <table:table-cell table:style-name="ce49"/>
          <table:table-cell table:style-name="ce12" table:number-columns-repeated="7"/>
          <table:table-cell table:number-columns-repeated="1011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1" table:number-columns-repeated="2"/>
          <table:table-cell table:style-name="ce61"/>
          <table:table-cell table:style-name="ce11" table:number-columns-repeated="9"/>
          <table:table-cell table:style-name="ce5"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59" office:value-type="string" calcext:value-type="string">
            <text:p>Command</text:p>
          </table:table-cell>
          <table:table-cell table:style-name="ce49" office:value-type="string" calcext:value-type="string">
            <text:p>DSLoginInfo</text:p>
          </table:table-cell>
          <table:table-cell table:style-name="ce49" office:value-type="string" calcext:value-type="string">
            <text:p>DSLoginResul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checkPermission</text:p>
          </table:table-cell>
          <table:table-cell table:style-name="ce59" office:value-type="string" calcext:value-type="string">
            <text:p>Command</text:p>
          </table:table-cell>
          <table:table-cell table:style-name="ce49" office:value-type="string" calcext:value-type="string">
            <text:p>DSChkPermission</text:p>
          </table:table-cell>
          <table:table-cell table:style-name="ce12" office:value-type="string" calcext:value-type="string">
            <text:p>DSBoolea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3" office:value-type="string" calcext:value-type="string">
            <text:p>userman</text:p>
          </table:table-cell>
          <table:table-cell table:style-name="ce13" office:value-type="string" calcext:value-type="string">
            <text:p>checkPermissionByName</text:p>
          </table:table-cell>
          <table:table-cell table:style-name="ce62" office:value-type="string" calcext:value-type="string">
            <text:p>Command</text:p>
          </table:table-cell>
          <table:table-cell table:style-name="ce97" office:value-type="string" calcext:value-type="string">
            <text:p>DSChkPermissionByName</text:p>
          </table:table-cell>
          <table:table-cell table:style-name="ce13" office:value-type="string" calcext:value-type="string">
            <text:p>DSBoolean</text:p>
          </table:table-cell>
          <table:table-cell table:style-name="ce13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</text:p>
          </table:table-cell>
          <table:table-cell table:style-name="ce59" office:value-type="string" calcext:value-type="string">
            <text:p>Command</text:p>
          </table:table-cell>
          <table:table-cell table:style-name="ce49" office:value-type="string" calcext:value-type="string">
            <text:p>DSAddUser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modifyUser</text:p>
          </table:table-cell>
          <table:table-cell table:style-name="ce59" office:value-type="string" calcext:value-type="string">
            <text:p>Command</text:p>
          </table:table-cell>
          <table:table-cell table:style-name="ce49" office:value-type="string" calcext:value-type="string">
            <text:p>DSModifyUs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getUserInfo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49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Permission</text:p>
          </table:table-cell>
          <table:table-cell table:style-name="ce59" office:value-type="string" calcext:value-type="string">
            <text:p>Command</text:p>
          </table:table-cell>
          <table:table-cell table:style-name="ce49" office:value-type="string" calcext:value-type="string">
            <text:p>DSRegPermission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Permission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UpdatePermi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Permission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gisterUsergroup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RegUsrGrp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pdateUsergroup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UpdateUsrGrp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group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</text:p>
          </table:table-cell>
          <table:table-cell table:style-name="ce59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sByGroup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49" office:value-type="string" calcext:value-type="string">
            <text:p>DSUser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Permissions</text:p>
          </table:table-cell>
          <table:table-cell table:style-name="ce59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Permissions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istUsergroups</text:p>
          </table:table-cell>
          <table:table-cell table:style-name="ce59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UserGroups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Usergroup</text:p>
          </table:table-cell>
          <table:table-cell table:style-name="ce59" office:value-type="string" calcext:value-type="string">
            <text:p>Command</text:p>
          </table:table-cell>
          <table:table-cell table:style-name="ce49" office:value-type="string" calcext:value-type="string">
            <text:p>DSUserUsergroup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49" office:value-type="string" calcext:value-type="string">
            <text:p>addUserUsergroup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UserUsergroup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removeUserPermission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addUserPermission</text:p>
          </table:table-cell>
          <table:table-cell table:style-name="ce59" office:value-type="string" calcext:value-type="string">
            <text:p>Command</text:p>
          </table:table-cell>
          <table:table-cell table:style-name="ce12" office:value-type="string" calcext:value-type="string">
            <text:p>DSUserPermi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4" office:value-type="string" calcext:value-type="string">
            <text:p>userman</text:p>
          </table:table-cell>
          <table:table-cell table:style-name="ce50" office:value-type="string" calcext:value-type="string">
            <text:p>AddContact</text:p>
          </table:table-cell>
          <table:table-cell table:style-name="ce63" office:value-type="string" calcext:value-type="string">
            <text:p>Command</text:p>
          </table:table-cell>
          <table:table-cell table:style-name="ce12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5" office:value-type="string" calcext:value-type="string">
            <text:p>userman</text:p>
          </table:table-cell>
          <table:table-cell table:style-name="ce50" office:value-type="string" calcext:value-type="string">
            <text:p>RemoveContact</text:p>
          </table:table-cell>
          <table:table-cell table:style-name="ce64" office:value-type="string" calcext:value-type="string">
            <text:p>Command</text:p>
          </table:table-cell>
          <table:table-cell table:style-name="ce12" table:number-columns-repeated="9"/>
          <table:table-cell table:number-columns-repeated="1011"/>
        </table:table-row>
        <table:table-row table:style-name="ro1">
          <table:table-cell office:value-type="string" calcext:value-type="string">
            <text:p>n</text:p>
          </table:table-cell>
          <table:table-cell table:style-name="ce16" office:value-type="string" calcext:value-type="string">
            <text:p>userman</text:p>
          </table:table-cell>
          <table:table-cell table:style-name="ce50" office:value-type="string" calcext:value-type="string">
            <text:p>EditContact</text:p>
          </table:table-cell>
          <table:table-cell table:style-name="ce65" office:value-type="string" calcext:value-type="string">
            <text:p>Command</text:p>
          </table:table-cell>
          <table:table-cell table:style-name="ce12" table:number-columns-repeated="9"/>
          <table:table-cell table:number-columns-repeated="1011"/>
        </table:table-row>
        <table:table-row table:style-name="ro1">
          <table:table-cell/>
          <table:table-cell table:style-name="ce17" office:value-type="string" calcext:value-type="string">
            <text:p>userman</text:p>
          </table:table-cell>
          <table:table-cell table:style-name="ce12" office:value-type="string" calcext:value-type="string">
            <text:p>listUserPermissions</text:p>
          </table:table-cell>
          <table:table-cell table:style-name="ce59" office:value-type="string" calcext:value-type="string">
            <text:p>Command</text:p>
          </table:table-cell>
          <table:table-cell table:style-name="ce98" office:value-type="string" calcext:value-type="string">
            <text:p>DSInteger</text:p>
          </table:table-cell>
          <table:table-cell table:style-name="ce109" office:value-type="string" calcext:value-type="string">
            <text:p>DSUserPermission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59"/>
          <table:table-cell table:style-name="ce12" table:number-columns-repeated="9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in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logout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Add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Remov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Modifi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Info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Add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49" office:value-type="string" calcext:value-type="string">
            <text:p>DSUpdateUsrGr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Remov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49" office:value-type="string" calcext:value-type="string">
            <text:p>DSUpdateUsrGr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groupModifi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49" office:value-type="string" calcext:value-type="string">
            <text:p>DSUpdateUsrGr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Add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Remov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permissionModifi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pdatePermi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UsergroupRemov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49" office:value-type="string" calcext:value-type="string">
            <text:p>DSUserUsergrou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49" office:value-type="string" calcext:value-type="string">
            <text:p>userUsergroupAdd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Usergroup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Remov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49" office:value-type="string" calcext:value-type="string">
            <text:p>DSUserPermi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userman</text:p>
          </table:table-cell>
          <table:table-cell table:style-name="ce12" office:value-type="string" calcext:value-type="string">
            <text:p>userPermissionAdded</text:p>
          </table:table-cell>
          <table:table-cell table:style-name="ce66" office:value-type="string" calcext:value-type="string">
            <text:p>Event</text:p>
          </table:table-cell>
          <table:table-cell table:style-name="ce12"/>
          <table:table-cell table:style-name="ce12" office:value-type="string" calcext:value-type="string">
            <text:p>DSUserPermission</text:p>
          </table:table-cell>
          <table:table-cell table:style-name="ce12" table:number-columns-repeated="7"/>
          <table:table-cell table:number-columns-repeated="1011"/>
        </table:table-row>
        <table:table-row table:style-name="ro1" table:number-rows-repeated="3">
          <table:table-cell/>
          <table:table-cell table:style-name="ce12" table:number-columns-repeated="2"/>
          <table:table-cell table:style-name="ce67"/>
          <table:table-cell table:style-name="ce12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1"/>
          <table:table-cell table:style-name="ce11" office:value-type="string" calcext:value-type="string">
            <text:p>Devours all</text:p>
          </table:table-cell>
          <table:table-cell table:style-name="ce68"/>
          <table:table-cell table:style-name="ce11" table:number-columns-repeated="9"/>
          <table:table-cell table:style-name="ce5" table:number-columns-repeated="1011"/>
        </table:table-row>
        <table:table-row table:style-name="ro1">
          <table:table-cell/>
          <table:table-cell table:style-name="ce12" table:number-columns-repeated="2"/>
          <table:table-cell table:style-name="ce67"/>
          <table:table-cell table:style-name="ce12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1" table:number-columns-repeated="2"/>
          <table:table-cell table:style-name="ce61"/>
          <table:table-cell table:style-name="ce11" table:number-columns-repeated="9"/>
          <table:table-cell table:style-name="ce5" table:number-columns-repeated="1011"/>
        </table:table-row>
        <table:table-row table:style-name="ro1">
          <table:table-cell/>
          <table:table-cell table:style-name="ce12" office:value-type="string" calcext:value-type="string">
            <text:p>bms</text:p>
          </table:table-cell>
          <table:table-cell table:style-name="ce12" office:value-type="string" calcext:value-type="string">
            <text:p>newGateway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8" office:value-type="string" calcext:value-type="string">
            <text:p>bms</text:p>
          </table:table-cell>
          <table:table-cell table:style-name="ce12" office:value-type="string" calcext:value-type="string">
            <text:p>editGateway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Gateway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19" office:value-type="string" calcext:value-type="string">
            <text:p>bms</text:p>
          </table:table-cell>
          <table:table-cell table:style-name="ce12" office:value-type="string" calcext:value-type="string">
            <text:p>removeGateway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0" office:value-type="string" calcext:value-type="string">
            <text:p>bms</text:p>
          </table:table-cell>
          <table:table-cell table:style-name="ce12" office:value-type="string" calcext:value-type="string">
            <text:p>moveGateway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1" office:value-type="string" calcext:value-type="string">
            <text:p>bms</text:p>
          </table:table-cell>
          <table:table-cell table:style-name="ce12" office:value-type="string" calcext:value-type="string">
            <text:p>listGateways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2" office:value-type="string" calcext:value-type="string">
            <text:p>bms</text:p>
          </table:table-cell>
          <table:table-cell table:style-name="ce12" office:value-type="string" calcext:value-type="string">
            <text:p>newDevic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3" office:value-type="string" calcext:value-type="string">
            <text:p>bms</text:p>
          </table:table-cell>
          <table:table-cell table:style-name="ce12" office:value-type="string" calcext:value-type="string">
            <text:p>editDevic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Device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4" office:value-type="string" calcext:value-type="string">
            <text:p>bms</text:p>
          </table:table-cell>
          <table:table-cell table:style-name="ce12" office:value-type="string" calcext:value-type="string">
            <text:p>removeDevic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5" office:value-type="string" calcext:value-type="string">
            <text:p>bms</text:p>
          </table:table-cell>
          <table:table-cell table:style-name="ce12" office:value-type="string" calcext:value-type="string">
            <text:p>moveDevic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6" office:value-type="string" calcext:value-type="string">
            <text:p>bms</text:p>
          </table:table-cell>
          <table:table-cell table:style-name="ce12" office:value-type="string" calcext:value-type="string">
            <text:p>listDevices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7" office:value-type="string" calcext:value-type="string">
            <text:p>bms</text:p>
          </table:table-cell>
          <table:table-cell table:style-name="ce12" office:value-type="string" calcext:value-type="string">
            <text:p>newZon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ZoneInfo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8" office:value-type="string" calcext:value-type="string">
            <text:p>bms</text:p>
          </table:table-cell>
          <table:table-cell table:style-name="ce12" office:value-type="string" calcext:value-type="string">
            <text:p>removeZon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String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29" office:value-type="string" calcext:value-type="string">
            <text:p>bms</text:p>
          </table:table-cell>
          <table:table-cell table:style-name="ce12" office:value-type="string" calcext:value-type="string">
            <text:p>listZones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Integer(all if dropped)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30" office:value-type="string" calcext:value-type="string">
            <text:p>bms</text:p>
          </table:table-cell>
          <table:table-cell table:style-name="ce12" office:value-type="string" calcext:value-type="string">
            <text:p>moveDeviceToZon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31" office:value-type="string" calcext:value-type="string">
            <text:p>bms</text:p>
          </table:table-cell>
          <table:table-cell table:style-name="ce12" office:value-type="string" calcext:value-type="string">
            <text:p>moveGatewayToZone</text:p>
          </table:table-cell>
          <table:table-cell table:style-name="ce69" office:value-type="string" calcext:value-type="string">
            <text:p>Command</text:p>
          </table:table-cell>
          <table:table-cell table:style-name="ce12" office:value-type="string" calcext:value-type="string">
            <text:p>DSMoveGateway</text:p>
          </table:table-cell>
          <table:table-cell table:style-name="ce12" table:number-columns-repeated="8"/>
          <table:table-cell table:number-columns-repeated="1011"/>
        </table:table-row>
        <table:table-row table:style-name="ro1" table:number-rows-repeated="3">
          <table:table-cell/>
          <table:table-cell table:style-name="ce12" table:number-columns-repeated="2"/>
          <table:table-cell table:style-name="ce69"/>
          <table:table-cell table:style-name="ce12" table:number-columns-repeated="9"/>
          <table:table-cell table:number-columns-repeated="1011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2" table:number-columns-repeated="2"/>
          <table:table-cell table:style-name="ce67"/>
          <table:table-cell table:style-name="ce12" table:number-columns-repeated="9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newMessage</text:p>
          </table:table-cell>
          <table:table-cell table:style-name="ce70" office:value-type="string" calcext:value-type="string">
            <text:p>Command</text:p>
          </table:table-cell>
          <table:table-cell table:style-name="ce12" office:value-type="string" calcext:value-type="string">
            <text:p>DSNewMessage</text:p>
          </table:table-cell>
          <table:table-cell table:style-name="ce110" office:value-type="string" calcext:value-type="string">
            <text:p>DSInteger</text:p>
          </table:table-cell>
          <table:table-cell table:style-name="ce114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12" office:value-type="string" calcext:value-type="string">
            <text:p>chat</text:p>
          </table:table-cell>
          <table:table-cell table:style-name="ce12" office:value-type="string" calcext:value-type="string">
            <text:p>removeMessage</text:p>
          </table:table-cell>
          <table:table-cell table:style-name="ce7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/>
          <table:table-cell table:style-name="ce115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2" office:value-type="string" calcext:value-type="string">
            <text:p>chat</text:p>
          </table:table-cell>
          <table:table-cell table:style-name="ce12" office:value-type="string" calcext:value-type="string">
            <text:p>checkNewMessages</text:p>
          </table:table-cell>
          <table:table-cell table:style-name="ce72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CheckMessages</text:p>
          </table:table-cell>
          <table:table-cell table:style-name="ce116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3" office:value-type="string" calcext:value-type="string">
            <text:p>chat</text:p>
          </table:table-cell>
          <table:table-cell table:style-name="ce12" office:value-type="string" calcext:value-type="string">
            <text:p>getMessages</text:p>
          </table:table-cell>
          <table:table-cell table:style-name="ce73" office:value-type="string" calcext:value-type="string">
            <text:p>Command</text:p>
          </table:table-cell>
          <table:table-cell table:style-name="ce12" office:value-type="string" calcext:value-type="string">
            <text:p>DSGetMessages</text:p>
          </table:table-cell>
          <table:table-cell table:style-name="ce12" office:value-type="string" calcext:value-type="string">
            <text:p>DSMessageList</text:p>
          </table:table-cell>
          <table:table-cell table:style-name="ce117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4" office:value-type="string" calcext:value-type="string">
            <text:p>chat</text:p>
          </table:table-cell>
          <table:table-cell table:style-name="ce12" office:value-type="string" calcext:value-type="string">
            <text:p>messagesSeen</text:p>
          </table:table-cell>
          <table:table-cell table:style-name="ce74" office:value-type="string" calcext:value-type="string">
            <text:p>Command</text:p>
          </table:table-cell>
          <table:table-cell table:style-name="ce99" office:value-type="string" calcext:value-type="string">
            <text:p>DSInteger</text:p>
          </table:table-cell>
          <table:table-cell table:style-name="ce12"/>
          <table:table-cell table:style-name="ce118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messagesNotified</text:p>
          </table:table-cell>
          <table:table-cell table:style-name="ce75" office:value-type="string" calcext:value-type="string">
            <text:p>Command</text:p>
          </table:table-cell>
          <table:table-cell table:style-name="ce100" office:value-type="string" calcext:value-type="string">
            <text:p>DSInteger</text:p>
          </table:table-cell>
          <table:table-cell table:style-name="ce12"/>
          <table:table-cell table:style-name="ce119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5" office:value-type="string" calcext:value-type="string">
            <text:p>chat</text:p>
          </table:table-cell>
          <table:table-cell table:style-name="ce12" office:value-type="string" calcext:value-type="string">
            <text:p>getUserData</text:p>
          </table:table-cell>
          <table:table-cell table:style-name="ce76" office:value-type="string" calcext:value-type="string">
            <text:p>Command</text:p>
          </table:table-cell>
          <table:table-cell table:style-name="ce101" office:value-type="string" calcext:value-type="string">
            <text:p>DSInteger</text:p>
          </table:table-cell>
          <table:table-cell table:style-name="ce111" office:value-type="string" calcext:value-type="string">
            <text:p>DSChatUserData</text:p>
          </table:table-cell>
          <table:table-cell table:style-name="ce120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6" office:value-type="string" calcext:value-type="string">
            <text:p>chat</text:p>
          </table:table-cell>
          <table:table-cell table:style-name="ce12" office:value-type="string" calcext:value-type="string">
            <text:p>changeUserState</text:p>
          </table:table-cell>
          <table:table-cell table:style-name="ce77" office:value-type="string" calcext:value-type="string">
            <text:p>Command</text:p>
          </table:table-cell>
          <table:table-cell table:style-name="ce12" office:value-type="string" calcext:value-type="string">
            <text:p>DSChangeUserState</text:p>
          </table:table-cell>
          <table:table-cell table:style-name="ce12"/>
          <table:table-cell table:style-name="ce121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7" office:value-type="string" calcext:value-type="string">
            <text:p>chat</text:p>
          </table:table-cell>
          <table:table-cell table:style-name="ce12" office:value-type="string" calcext:value-type="string">
            <text:p>changeReachState</text:p>
          </table:table-cell>
          <table:table-cell table:style-name="ce78" office:value-type="string" calcext:value-type="string">
            <text:p>Command</text:p>
          </table:table-cell>
          <table:table-cell table:style-name="ce102" office:value-type="string" calcext:value-type="string">
            <text:p>DSChangeUserState</text:p>
          </table:table-cell>
          <table:table-cell table:style-name="ce12"/>
          <table:table-cell table:style-name="ce122"/>
          <table:table-cell table:style-name="ce12" table:number-columns-repeated="6"/>
          <table:table-cell table:number-columns-repeated="1011"/>
        </table:table-row>
        <table:table-row table:style-name="ro1">
          <table:table-cell/>
          <table:table-cell table:style-name="ce38" office:value-type="string" calcext:value-type="string">
            <text:p>chat</text:p>
          </table:table-cell>
          <table:table-cell table:style-name="ce12" office:value-type="string" calcext:value-type="string">
            <text:p>newSession</text:p>
          </table:table-cell>
          <table:table-cell table:style-name="ce79" office:value-type="string" calcext:value-type="string">
            <text:p>Command</text:p>
          </table:table-cell>
          <table:table-cell table:style-name="ce12"/>
          <table:table-cell table:style-name="ce112" office:value-type="string" calcext:value-type="string">
            <text:p>DSInteger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39" office:value-type="string" calcext:value-type="string">
            <text:p>chat</text:p>
          </table:table-cell>
          <table:table-cell table:style-name="ce12" office:value-type="string" calcext:value-type="string">
            <text:p>addUserToSession</text:p>
          </table:table-cell>
          <table:table-cell table:style-name="ce80" office:value-type="string" calcext:value-type="string">
            <text:p>Command</text:p>
          </table:table-cell>
          <table:table-cell table:style-name="ce12" office:value-type="string" calcext:value-type="string">
            <text:p>DSAddUserSe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40" office:value-type="string" calcext:value-type="string">
            <text:p>chat</text:p>
          </table:table-cell>
          <table:table-cell table:style-name="ce12" office:value-type="string" calcext:value-type="string">
            <text:p>removeUserFromSession</text:p>
          </table:table-cell>
          <table:table-cell table:style-name="ce81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41" office:value-type="string" calcext:value-type="string">
            <text:p>chat</text:p>
          </table:table-cell>
          <table:table-cell table:style-name="ce12" office:value-type="string" calcext:value-type="string">
            <text:p>changeLeader</text:p>
          </table:table-cell>
          <table:table-cell table:style-name="ce82" office:value-type="string" calcext:value-type="string">
            <text:p>Command</text:p>
          </table:table-cell>
          <table:table-cell table:style-name="ce103" office:value-type="string" calcext:value-type="string">
            <text:p>DSAddUserSession</text:p>
          </table:table-cell>
          <table:table-cell table:style-name="ce12" table:number-columns-repeated="8"/>
          <table:table-cell table:number-columns-repeated="1011"/>
        </table:table-row>
        <table:table-row table:style-name="ro1">
          <table:table-cell/>
          <table:table-cell table:style-name="ce42" office:value-type="string" calcext:value-type="string">
            <text:p>chat</text:p>
          </table:table-cell>
          <table:table-cell table:style-name="ce12" office:value-type="string" calcext:value-type="string">
            <text:p>listSessions</text:p>
          </table:table-cell>
          <table:table-cell table:style-name="ce83" office:value-type="string" calcext:value-type="string">
            <text:p>Command</text:p>
          </table:table-cell>
          <table:table-cell table:style-name="ce12"/>
          <table:table-cell table:style-name="ce12" office:value-type="string" calcext:value-type="string">
            <text:p>DSSessionList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43" office:value-type="string" calcext:value-type="string">
            <text:p>chat</text:p>
          </table:table-cell>
          <table:table-cell table:style-name="ce12" office:value-type="string" calcext:value-type="string">
            <text:p>getSession</text:p>
          </table:table-cell>
          <table:table-cell table:style-name="ce84" office:value-type="string" calcext:value-type="string">
            <text:p>Command</text:p>
          </table:table-cell>
          <table:table-cell table:style-name="ce12" office:value-type="string" calcext:value-type="string">
            <text:p>DSInteger</text:p>
          </table:table-cell>
          <table:table-cell table:style-name="ce12" office:value-type="string" calcext:value-type="string">
            <text:p>DSSession</text:p>
          </table:table-cell>
          <table:table-cell table:style-name="ce12" table:number-columns-repeated="7"/>
          <table:table-cell table:number-columns-repeated="1011"/>
        </table:table-row>
        <table:table-row table:style-name="ro1">
          <table:table-cell/>
          <table:table-cell table:style-name="ce44" office:value-type="string" calcext:value-type="string">
            <text:p>chat</text:p>
          </table:table-cell>
          <table:table-cell table:style-name="ce51" office:value-type="string" calcext:value-type="string">
            <text:p>newMessage</text:p>
          </table:table-cell>
          <table:table-cell table:style-name="ce85" office:value-type="string" calcext:value-type="string">
            <text:p>Event</text:p>
          </table:table-cell>
          <table:table-cell table:style-name="ce51" office:value-type="string" calcext:value-type="string">
            <text:p>DSNewMessage</text:p>
          </table:table-cell>
          <table:table-cell table:style-name="ce51" table:number-columns-repeated="8"/>
          <table:table-cell table:number-columns-repeated="1011"/>
        </table:table-row>
        <table:table-row table:style-name="ro1">
          <table:table-cell/>
          <table:table-cell table:style-name="ce45" office:value-type="string" calcext:value-type="string">
            <text:p>chat</text:p>
          </table:table-cell>
          <table:table-cell table:style-name="ce52" office:value-type="string" calcext:value-type="string">
            <text:p>sessionUserAdded</text:p>
          </table:table-cell>
          <table:table-cell table:style-name="ce86" office:value-type="string" calcext:value-type="string">
            <text:p>Event</text:p>
          </table:table-cell>
          <table:table-cell table:style-name="ce52" office:value-type="string" calcext:value-type="string">
            <text:p>DSAddUserSession</text:p>
          </table:table-cell>
          <table:table-cell table:style-name="ce52" table:number-columns-repeated="8"/>
          <table:table-cell table:number-columns-repeated="1011"/>
        </table:table-row>
        <table:table-row table:style-name="ro1">
          <table:table-cell/>
          <table:table-cell table:style-name="ce46" office:value-type="string" calcext:value-type="string">
            <text:p>chat</text:p>
          </table:table-cell>
          <table:table-cell table:style-name="ce53" office:value-type="string" calcext:value-type="string">
            <text:p>sessionUserRemoved</text:p>
          </table:table-cell>
          <table:table-cell table:style-name="ce87" office:value-type="string" calcext:value-type="string">
            <text:p>Event</text:p>
          </table:table-cell>
          <table:table-cell table:style-name="ce104" office:value-type="string" calcext:value-type="string">
            <text:p>DSAddUserSession</text:p>
          </table:table-cell>
          <table:table-cell table:style-name="ce113" table:number-columns-repeated="8"/>
          <table:table-cell table:number-columns-repeated="1011"/>
        </table:table-row>
        <table:table-row table:style-name="ro1">
          <table:table-cell/>
          <table:table-cell table:style-name="ce47" office:value-type="string" calcext:value-type="string">
            <text:p>chat</text:p>
          </table:table-cell>
          <table:table-cell table:style-name="ce54" office:value-type="string" calcext:value-type="string">
            <text:p>sessionLeaderChanged</text:p>
          </table:table-cell>
          <table:table-cell table:style-name="ce88" office:value-type="string" calcext:value-type="string">
            <text:p>Event</text:p>
          </table:table-cell>
          <table:table-cell table:style-name="ce105" office:value-type="string" calcext:value-type="string">
            <text:p>DSAddUserSession</text:p>
          </table:table-cell>
          <table:table-cell table:style-name="ce54" table:number-columns-repeated="8"/>
          <table:table-cell table:number-columns-repeated="1011"/>
        </table:table-row>
        <table:table-row table:style-name="ro1">
          <table:table-cell/>
          <table:table-cell table:style-name="ce48" office:value-type="string" calcext:value-type="string">
            <text:p>chat</text:p>
          </table:table-cell>
          <table:table-cell table:style-name="ce55" office:value-type="string" calcext:value-type="string">
            <text:p>userStateChanged</text:p>
          </table:table-cell>
          <table:table-cell table:style-name="ce89" office:value-type="string" calcext:value-type="string">
            <text:p>Event</text:p>
          </table:table-cell>
          <table:table-cell table:style-name="ce106" office:value-type="string" calcext:value-type="string">
            <text:p>DSChangeUserState</text:p>
          </table:table-cell>
          <table:table-cell table:style-name="ce55" table:number-columns-repeated="8"/>
          <table:table-cell table:number-columns-repeated="1011"/>
        </table:table-row>
        <table:table-row table:style-name="ro1" table:number-rows-repeated="18">
          <table:table-cell/>
          <table:table-cell table:style-name="ce12" table:number-columns-repeated="2"/>
          <table:table-cell table:style-name="ce67"/>
          <table:table-cell table:style-name="ce12" table:number-columns-repeated="9"/>
          <table:table-cell table:number-columns-repeated="1011"/>
        </table:table-row>
        <table:table-row table:style-name="ro1" table:number-rows-repeated="1048430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Nodes.E128:Nodes.M145 Nodes.B67:Nodes.B89 Nodes.B128:Nodes.B145 Nodes.C45:Nodes.D62 Nodes.C128:Nodes.C145 Nodes.B104:Nodes.B109 Nodes.D66:Nodes.D107 Nodes.D128:Nodes.D145 Nodes.H45:Nodes.M122 Nodes.C66:Nodes.C122 Nodes.F118:Nodes.F122 Nodes.E115:Nodes.E115 Nodes.E121:Nodes.E122 Nodes.G45:Nodes.G107 Nodes.F109:Nodes.F113 Nodes.E67:Nodes.E111 Nodes.F115:Nodes.F116 Nodes.G117:Nodes.G122 Nodes.E117:Nodes.E119 Nodes.B3:Nodes.B5 Nodes.B45:Nodes.B62 Nodes.C3:Nodes.M16 Nodes.B7:Nodes.B43 Nodes.C19:Nodes.M26 Nodes.C17:Nodes.D18 Nodes.G18:Nodes.M18 Nodes.G17:Nodes.M17 Nodes.C32:Nodes.M43 Nodes.C27:Nodes.D31 Nodes.F27:Nodes.M31 Nodes.E45:Nodes.F65 Nodes.F67:Nodes.F107">
            <calcext:condition calcext:apply-style-name="r2" calcext:value="formula-is(ISODD(ROW()))" calcext:base-cell-address="Nodes.B3"/>
          </calcext:conditional-format>
          <calcext:conditional-format calcext:target-range-address="Nodes.E128:Nodes.M145 Nodes.B67:Nodes.B89 Nodes.B128:Nodes.B145 Nodes.C45:Nodes.D62 Nodes.C128:Nodes.C145 Nodes.B104:Nodes.B109 Nodes.D66:Nodes.D107 Nodes.D128:Nodes.D145 Nodes.H45:Nodes.M122 Nodes.C66:Nodes.C122 Nodes.F118:Nodes.F122 Nodes.E115:Nodes.E115 Nodes.E121:Nodes.E122 Nodes.G45:Nodes.G107 Nodes.F109:Nodes.F113 Nodes.E67:Nodes.E111 Nodes.F115:Nodes.F116 Nodes.G117:Nodes.G122 Nodes.E117:Nodes.E119 Nodes.B3:Nodes.B5 Nodes.B45:Nodes.B62 Nodes.C3:Nodes.M16 Nodes.B7:Nodes.B43 Nodes.C19:Nodes.M26 Nodes.C17:Nodes.D18 Nodes.G18:Nodes.M18 Nodes.G17:Nodes.M17 Nodes.C32:Nodes.M43 Nodes.C27:Nodes.D31 Nodes.F27:Nodes.M31 Nodes.E45:Nodes.F65 Nodes.F67:Nodes.F107">
            <calcext:condition calcext:apply-style-name="r1" calcext:value="formula-is(ISEVEN(ROW()))" calcext:base-cell-address="Nodes.B3"/>
          </calcext:conditional-format>
          <calcext:conditional-format calcext:target-range-address="Nodes.B90:Nodes.B90">
            <calcext:condition calcext:apply-style-name="r2" calcext:value="formula-is(ISODD(ROW()))" calcext:base-cell-address="Nodes.B90"/>
          </calcext:conditional-format>
          <calcext:conditional-format calcext:target-range-address="Nodes.B90:Nodes.B90">
            <calcext:condition calcext:apply-style-name="r1" calcext:value="formula-is(ISEVEN(ROW()))" calcext:base-cell-address="Nodes.B90"/>
          </calcext:conditional-format>
          <calcext:conditional-format calcext:target-range-address="Nodes.B91:Nodes.B91">
            <calcext:condition calcext:apply-style-name="r2" calcext:value="formula-is(ISODD(ROW()))" calcext:base-cell-address="Nodes.B91"/>
          </calcext:conditional-format>
          <calcext:conditional-format calcext:target-range-address="Nodes.B91:Nodes.B91">
            <calcext:condition calcext:apply-style-name="r1" calcext:value="formula-is(ISEVEN(ROW()))" calcext:base-cell-address="Nodes.B91"/>
          </calcext:conditional-format>
          <calcext:conditional-format calcext:target-range-address="Nodes.B92:Nodes.B92">
            <calcext:condition calcext:apply-style-name="r2" calcext:value="formula-is(ISODD(ROW()))" calcext:base-cell-address="Nodes.B92"/>
          </calcext:conditional-format>
          <calcext:conditional-format calcext:target-range-address="Nodes.B92:Nodes.B92">
            <calcext:condition calcext:apply-style-name="r1" calcext:value="formula-is(ISEVEN(ROW()))" calcext:base-cell-address="Nodes.B92"/>
          </calcext:conditional-format>
          <calcext:conditional-format calcext:target-range-address="Nodes.B93:Nodes.B93">
            <calcext:condition calcext:apply-style-name="r2" calcext:value="formula-is(ISODD(ROW()))" calcext:base-cell-address="Nodes.B93"/>
          </calcext:conditional-format>
          <calcext:conditional-format calcext:target-range-address="Nodes.B93:Nodes.B93">
            <calcext:condition calcext:apply-style-name="r1" calcext:value="formula-is(ISEVEN(ROW()))" calcext:base-cell-address="Nodes.B93"/>
          </calcext:conditional-format>
          <calcext:conditional-format calcext:target-range-address="Nodes.B94:Nodes.B94">
            <calcext:condition calcext:apply-style-name="r2" calcext:value="formula-is(ISODD(ROW()))" calcext:base-cell-address="Nodes.B94"/>
          </calcext:conditional-format>
          <calcext:conditional-format calcext:target-range-address="Nodes.B94:Nodes.B94">
            <calcext:condition calcext:apply-style-name="r1" calcext:value="formula-is(ISEVEN(ROW()))" calcext:base-cell-address="Nodes.B94"/>
          </calcext:conditional-format>
          <calcext:conditional-format calcext:target-range-address="Nodes.B95:Nodes.B95">
            <calcext:condition calcext:apply-style-name="r2" calcext:value="formula-is(ISODD(ROW()))" calcext:base-cell-address="Nodes.B95"/>
          </calcext:conditional-format>
          <calcext:conditional-format calcext:target-range-address="Nodes.B95:Nodes.B95">
            <calcext:condition calcext:apply-style-name="r1" calcext:value="formula-is(ISEVEN(ROW()))" calcext:base-cell-address="Nodes.B95"/>
          </calcext:conditional-format>
          <calcext:conditional-format calcext:target-range-address="Nodes.B96:Nodes.B96">
            <calcext:condition calcext:apply-style-name="r2" calcext:value="formula-is(ISODD(ROW()))" calcext:base-cell-address="Nodes.B96"/>
          </calcext:conditional-format>
          <calcext:conditional-format calcext:target-range-address="Nodes.B96:Nodes.B96">
            <calcext:condition calcext:apply-style-name="r1" calcext:value="formula-is(ISEVEN(ROW()))" calcext:base-cell-address="Nodes.B96"/>
          </calcext:conditional-format>
          <calcext:conditional-format calcext:target-range-address="Nodes.B97:Nodes.B97">
            <calcext:condition calcext:apply-style-name="r2" calcext:value="formula-is(ISODD(ROW()))" calcext:base-cell-address="Nodes.B97"/>
          </calcext:conditional-format>
          <calcext:conditional-format calcext:target-range-address="Nodes.B97:Nodes.B97">
            <calcext:condition calcext:apply-style-name="r1" calcext:value="formula-is(ISEVEN(ROW()))" calcext:base-cell-address="Nodes.B97"/>
          </calcext:conditional-format>
          <calcext:conditional-format calcext:target-range-address="Nodes.B98:Nodes.B98">
            <calcext:condition calcext:apply-style-name="r2" calcext:value="formula-is(ISODD(ROW()))" calcext:base-cell-address="Nodes.B98"/>
          </calcext:conditional-format>
          <calcext:conditional-format calcext:target-range-address="Nodes.B98:Nodes.B98">
            <calcext:condition calcext:apply-style-name="r1" calcext:value="formula-is(ISEVEN(ROW()))" calcext:base-cell-address="Nodes.B98"/>
          </calcext:conditional-format>
          <calcext:conditional-format calcext:target-range-address="Nodes.B99:Nodes.B99">
            <calcext:condition calcext:apply-style-name="r2" calcext:value="formula-is(ISODD(ROW()))" calcext:base-cell-address="Nodes.B99"/>
          </calcext:conditional-format>
          <calcext:conditional-format calcext:target-range-address="Nodes.B99:Nodes.B99">
            <calcext:condition calcext:apply-style-name="r1" calcext:value="formula-is(ISEVEN(ROW()))" calcext:base-cell-address="Nodes.B99"/>
          </calcext:conditional-format>
          <calcext:conditional-format calcext:target-range-address="Nodes.B100:Nodes.B100">
            <calcext:condition calcext:apply-style-name="r2" calcext:value="formula-is(ISODD(ROW()))" calcext:base-cell-address="Nodes.B100"/>
          </calcext:conditional-format>
          <calcext:conditional-format calcext:target-range-address="Nodes.B100:Nodes.B100">
            <calcext:condition calcext:apply-style-name="r1" calcext:value="formula-is(ISEVEN(ROW()))" calcext:base-cell-address="Nodes.B100"/>
          </calcext:conditional-format>
          <calcext:conditional-format calcext:target-range-address="Nodes.B101:Nodes.B101">
            <calcext:condition calcext:apply-style-name="r2" calcext:value="formula-is(ISODD(ROW()))" calcext:base-cell-address="Nodes.B101"/>
          </calcext:conditional-format>
          <calcext:conditional-format calcext:target-range-address="Nodes.B101:Nodes.B101">
            <calcext:condition calcext:apply-style-name="r1" calcext:value="formula-is(ISEVEN(ROW()))" calcext:base-cell-address="Nodes.B101"/>
          </calcext:conditional-format>
          <calcext:conditional-format calcext:target-range-address="Nodes.B102:Nodes.B102">
            <calcext:condition calcext:apply-style-name="r2" calcext:value="formula-is(ISODD(ROW()))" calcext:base-cell-address="Nodes.B102"/>
          </calcext:conditional-format>
          <calcext:conditional-format calcext:target-range-address="Nodes.B102:Nodes.B102">
            <calcext:condition calcext:apply-style-name="r1" calcext:value="formula-is(ISEVEN(ROW()))" calcext:base-cell-address="Nodes.B102"/>
          </calcext:conditional-format>
          <calcext:conditional-format calcext:target-range-address="Nodes.B103:Nodes.B103">
            <calcext:condition calcext:apply-style-name="r2" calcext:value="formula-is(ISODD(ROW()))" calcext:base-cell-address="Nodes.B103"/>
          </calcext:conditional-format>
          <calcext:conditional-format calcext:target-range-address="Nodes.B103:Nodes.B103">
            <calcext:condition calcext:apply-style-name="r1" calcext:value="formula-is(ISEVEN(ROW()))" calcext:base-cell-address="Nodes.B103"/>
          </calcext:conditional-format>
          <calcext:conditional-format calcext:target-range-address="Nodes.C63:Nodes.C65">
            <calcext:condition calcext:apply-style-name="r2" calcext:value="formula-is(ISODD(ROW()))" calcext:base-cell-address="Nodes.C63"/>
            <calcext:condition calcext:apply-style-name="r1" calcext:value="formula-is(ISEVEN(ROW()))" calcext:base-cell-address="Nodes.C63"/>
          </calcext:conditional-format>
          <calcext:conditional-format calcext:target-range-address="Nodes.B63:Nodes.B63">
            <calcext:condition calcext:apply-style-name="r2" calcext:value="formula-is(ISODD(ROW()))" calcext:base-cell-address="Nodes.B63"/>
          </calcext:conditional-format>
          <calcext:conditional-format calcext:target-range-address="Nodes.B63:Nodes.B63">
            <calcext:condition calcext:apply-style-name="r1" calcext:value="formula-is(ISEVEN(ROW()))" calcext:base-cell-address="Nodes.B63"/>
          </calcext:conditional-format>
          <calcext:conditional-format calcext:target-range-address="Nodes.B64:Nodes.B64">
            <calcext:condition calcext:apply-style-name="r2" calcext:value="formula-is(ISODD(ROW()))" calcext:base-cell-address="Nodes.B64"/>
          </calcext:conditional-format>
          <calcext:conditional-format calcext:target-range-address="Nodes.B64:Nodes.B64">
            <calcext:condition calcext:apply-style-name="r1" calcext:value="formula-is(ISEVEN(ROW()))" calcext:base-cell-address="Nodes.B64"/>
          </calcext:conditional-format>
          <calcext:conditional-format calcext:target-range-address="Nodes.B65:Nodes.B65">
            <calcext:condition calcext:apply-style-name="r2" calcext:value="formula-is(ISODD(ROW()))" calcext:base-cell-address="Nodes.B65"/>
          </calcext:conditional-format>
          <calcext:conditional-format calcext:target-range-address="Nodes.B65:Nodes.B65">
            <calcext:condition calcext:apply-style-name="r1" calcext:value="formula-is(ISEVEN(ROW()))" calcext:base-cell-address="Nodes.B65"/>
          </calcext:conditional-format>
          <calcext:conditional-format calcext:target-range-address="Nodes.D63:Nodes.D63">
            <calcext:condition calcext:apply-style-name="r2" calcext:value="formula-is(ISODD(ROW()))" calcext:base-cell-address="Nodes.D63"/>
          </calcext:conditional-format>
          <calcext:conditional-format calcext:target-range-address="Nodes.D63:Nodes.D63">
            <calcext:condition calcext:apply-style-name="r1" calcext:value="formula-is(ISEVEN(ROW()))" calcext:base-cell-address="Nodes.D63"/>
          </calcext:conditional-format>
          <calcext:conditional-format calcext:target-range-address="Nodes.D64:Nodes.D64">
            <calcext:condition calcext:apply-style-name="r2" calcext:value="formula-is(ISODD(ROW()))" calcext:base-cell-address="Nodes.D64"/>
          </calcext:conditional-format>
          <calcext:conditional-format calcext:target-range-address="Nodes.D64:Nodes.D64">
            <calcext:condition calcext:apply-style-name="r1" calcext:value="formula-is(ISEVEN(ROW()))" calcext:base-cell-address="Nodes.D64"/>
          </calcext:conditional-format>
          <calcext:conditional-format calcext:target-range-address="Nodes.D65:Nodes.D65">
            <calcext:condition calcext:apply-style-name="r2" calcext:value="formula-is(ISODD(ROW()))" calcext:base-cell-address="Nodes.D65"/>
          </calcext:conditional-format>
          <calcext:conditional-format calcext:target-range-address="Nodes.D65:Nodes.D65">
            <calcext:condition calcext:apply-style-name="r1" calcext:value="formula-is(ISEVEN(ROW()))" calcext:base-cell-address="Nodes.D65"/>
          </calcext:conditional-format>
          <calcext:conditional-format calcext:target-range-address="Nodes.B110:Nodes.B110">
            <calcext:condition calcext:apply-style-name="r2" calcext:value="formula-is(ISODD(ROW()))" calcext:base-cell-address="Nodes.B110"/>
          </calcext:conditional-format>
          <calcext:conditional-format calcext:target-range-address="Nodes.B110:Nodes.B110">
            <calcext:condition calcext:apply-style-name="r1" calcext:value="formula-is(ISEVEN(ROW()))" calcext:base-cell-address="Nodes.B110"/>
          </calcext:conditional-format>
          <calcext:conditional-format calcext:target-range-address="Nodes.B112:Nodes.B112">
            <calcext:condition calcext:apply-style-name="r2" calcext:value="formula-is(ISODD(ROW()))" calcext:base-cell-address="Nodes.B112"/>
          </calcext:conditional-format>
          <calcext:conditional-format calcext:target-range-address="Nodes.B112:Nodes.B112">
            <calcext:condition calcext:apply-style-name="r1" calcext:value="formula-is(ISEVEN(ROW()))" calcext:base-cell-address="Nodes.B112"/>
          </calcext:conditional-format>
          <calcext:conditional-format calcext:target-range-address="Nodes.B113:Nodes.B114">
            <calcext:condition calcext:apply-style-name="r2" calcext:value="formula-is(ISODD(ROW()))" calcext:base-cell-address="Nodes.B113"/>
          </calcext:conditional-format>
          <calcext:conditional-format calcext:target-range-address="Nodes.B113:Nodes.B114">
            <calcext:condition calcext:apply-style-name="r1" calcext:value="formula-is(ISEVEN(ROW()))" calcext:base-cell-address="Nodes.B113"/>
          </calcext:conditional-format>
          <calcext:conditional-format calcext:target-range-address="Nodes.B115:Nodes.B115">
            <calcext:condition calcext:apply-style-name="r2" calcext:value="formula-is(ISODD(ROW()))" calcext:base-cell-address="Nodes.B115"/>
          </calcext:conditional-format>
          <calcext:conditional-format calcext:target-range-address="Nodes.B115:Nodes.B115">
            <calcext:condition calcext:apply-style-name="r1" calcext:value="formula-is(ISEVEN(ROW()))" calcext:base-cell-address="Nodes.B115"/>
          </calcext:conditional-format>
          <calcext:conditional-format calcext:target-range-address="Nodes.B116:Nodes.B116">
            <calcext:condition calcext:apply-style-name="r2" calcext:value="formula-is(ISODD(ROW()))" calcext:base-cell-address="Nodes.B116"/>
          </calcext:conditional-format>
          <calcext:conditional-format calcext:target-range-address="Nodes.B116:Nodes.B116">
            <calcext:condition calcext:apply-style-name="r1" calcext:value="formula-is(ISEVEN(ROW()))" calcext:base-cell-address="Nodes.B116"/>
          </calcext:conditional-format>
          <calcext:conditional-format calcext:target-range-address="Nodes.B117:Nodes.B117">
            <calcext:condition calcext:apply-style-name="r2" calcext:value="formula-is(ISODD(ROW()))" calcext:base-cell-address="Nodes.B117"/>
          </calcext:conditional-format>
          <calcext:conditional-format calcext:target-range-address="Nodes.B117:Nodes.B117">
            <calcext:condition calcext:apply-style-name="r1" calcext:value="formula-is(ISEVEN(ROW()))" calcext:base-cell-address="Nodes.B117"/>
          </calcext:conditional-format>
          <calcext:conditional-format calcext:target-range-address="Nodes.B118:Nodes.B118">
            <calcext:condition calcext:apply-style-name="r2" calcext:value="formula-is(ISODD(ROW()))" calcext:base-cell-address="Nodes.B118"/>
          </calcext:conditional-format>
          <calcext:conditional-format calcext:target-range-address="Nodes.B118:Nodes.B118">
            <calcext:condition calcext:apply-style-name="r1" calcext:value="formula-is(ISEVEN(ROW()))" calcext:base-cell-address="Nodes.B118"/>
          </calcext:conditional-format>
          <calcext:conditional-format calcext:target-range-address="Nodes.B119:Nodes.B119">
            <calcext:condition calcext:apply-style-name="r2" calcext:value="formula-is(ISODD(ROW()))" calcext:base-cell-address="Nodes.B119"/>
          </calcext:conditional-format>
          <calcext:conditional-format calcext:target-range-address="Nodes.B119:Nodes.B119">
            <calcext:condition calcext:apply-style-name="r1" calcext:value="formula-is(ISEVEN(ROW()))" calcext:base-cell-address="Nodes.B119"/>
          </calcext:conditional-format>
          <calcext:conditional-format calcext:target-range-address="Nodes.B120:Nodes.B120">
            <calcext:condition calcext:apply-style-name="r2" calcext:value="formula-is(ISODD(ROW()))" calcext:base-cell-address="Nodes.B120"/>
          </calcext:conditional-format>
          <calcext:conditional-format calcext:target-range-address="Nodes.B120:Nodes.B120">
            <calcext:condition calcext:apply-style-name="r1" calcext:value="formula-is(ISEVEN(ROW()))" calcext:base-cell-address="Nodes.B120"/>
          </calcext:conditional-format>
          <calcext:conditional-format calcext:target-range-address="Nodes.B121:Nodes.B121">
            <calcext:condition calcext:apply-style-name="r2" calcext:value="formula-is(ISODD(ROW()))" calcext:base-cell-address="Nodes.B121"/>
          </calcext:conditional-format>
          <calcext:conditional-format calcext:target-range-address="Nodes.B121:Nodes.B121">
            <calcext:condition calcext:apply-style-name="r1" calcext:value="formula-is(ISEVEN(ROW()))" calcext:base-cell-address="Nodes.B121"/>
          </calcext:conditional-format>
          <calcext:conditional-format calcext:target-range-address="Nodes.B122:Nodes.B122">
            <calcext:condition calcext:apply-style-name="r2" calcext:value="formula-is(ISODD(ROW()))" calcext:base-cell-address="Nodes.B122"/>
          </calcext:conditional-format>
          <calcext:conditional-format calcext:target-range-address="Nodes.B122:Nodes.B122">
            <calcext:condition calcext:apply-style-name="r1" calcext:value="formula-is(ISEVEN(ROW()))" calcext:base-cell-address="Nodes.B122"/>
          </calcext:conditional-format>
          <calcext:conditional-format calcext:target-range-address="Nodes.D108:Nodes.D108">
            <calcext:condition calcext:apply-style-name="r2" calcext:value="formula-is(ISODD(ROW()))" calcext:base-cell-address="Nodes.D108"/>
          </calcext:conditional-format>
          <calcext:conditional-format calcext:target-range-address="Nodes.D108:Nodes.D108">
            <calcext:condition calcext:apply-style-name="r1" calcext:value="formula-is(ISEVEN(ROW()))" calcext:base-cell-address="Nodes.D108"/>
          </calcext:conditional-format>
          <calcext:conditional-format calcext:target-range-address="Nodes.B111:Nodes.B111">
            <calcext:condition calcext:apply-style-name="r2" calcext:value="formula-is(ISODD(ROW()))" calcext:base-cell-address="Nodes.B111"/>
          </calcext:conditional-format>
          <calcext:conditional-format calcext:target-range-address="Nodes.B111:Nodes.B111">
            <calcext:condition calcext:apply-style-name="r1" calcext:value="formula-is(ISEVEN(ROW()))" calcext:base-cell-address="Nodes.B111"/>
          </calcext:conditional-format>
          <calcext:conditional-format calcext:target-range-address="Nodes.D110:Nodes.D110">
            <calcext:condition calcext:apply-style-name="r2" calcext:value="formula-is(ISODD(ROW()))" calcext:base-cell-address="Nodes.D110"/>
          </calcext:conditional-format>
          <calcext:conditional-format calcext:target-range-address="Nodes.D110:Nodes.D110">
            <calcext:condition calcext:apply-style-name="r1" calcext:value="formula-is(ISEVEN(ROW()))" calcext:base-cell-address="Nodes.D110"/>
          </calcext:conditional-format>
          <calcext:conditional-format calcext:target-range-address="Nodes.D111:Nodes.D111">
            <calcext:condition calcext:apply-style-name="r2" calcext:value="formula-is(ISODD(ROW()))" calcext:base-cell-address="Nodes.D111"/>
          </calcext:conditional-format>
          <calcext:conditional-format calcext:target-range-address="Nodes.D111:Nodes.D111">
            <calcext:condition calcext:apply-style-name="r1" calcext:value="formula-is(ISEVEN(ROW()))" calcext:base-cell-address="Nodes.D111"/>
          </calcext:conditional-format>
          <calcext:conditional-format calcext:target-range-address="Nodes.D112:Nodes.D112">
            <calcext:condition calcext:apply-style-name="r2" calcext:value="formula-is(ISODD(ROW()))" calcext:base-cell-address="Nodes.D112"/>
          </calcext:conditional-format>
          <calcext:conditional-format calcext:target-range-address="Nodes.D112:Nodes.D112">
            <calcext:condition calcext:apply-style-name="r1" calcext:value="formula-is(ISEVEN(ROW()))" calcext:base-cell-address="Nodes.D112"/>
          </calcext:conditional-format>
          <calcext:conditional-format calcext:target-range-address="Nodes.D113:Nodes.D113">
            <calcext:condition calcext:apply-style-name="r2" calcext:value="formula-is(ISODD(ROW()))" calcext:base-cell-address="Nodes.D113"/>
          </calcext:conditional-format>
          <calcext:conditional-format calcext:target-range-address="Nodes.D113:Nodes.D113">
            <calcext:condition calcext:apply-style-name="r1" calcext:value="formula-is(ISEVEN(ROW()))" calcext:base-cell-address="Nodes.D113"/>
          </calcext:conditional-format>
          <calcext:conditional-format calcext:target-range-address="Nodes.D114:Nodes.D114">
            <calcext:condition calcext:apply-style-name="r2" calcext:value="formula-is(ISODD(ROW()))" calcext:base-cell-address="Nodes.D114"/>
          </calcext:conditional-format>
          <calcext:conditional-format calcext:target-range-address="Nodes.D114:Nodes.D114">
            <calcext:condition calcext:apply-style-name="r1" calcext:value="formula-is(ISEVEN(ROW()))" calcext:base-cell-address="Nodes.D114"/>
          </calcext:conditional-format>
          <calcext:conditional-format calcext:target-range-address="Nodes.D115:Nodes.D115">
            <calcext:condition calcext:apply-style-name="r2" calcext:value="formula-is(ISODD(ROW()))" calcext:base-cell-address="Nodes.D115"/>
          </calcext:conditional-format>
          <calcext:conditional-format calcext:target-range-address="Nodes.D115:Nodes.D115">
            <calcext:condition calcext:apply-style-name="r1" calcext:value="formula-is(ISEVEN(ROW()))" calcext:base-cell-address="Nodes.D115"/>
          </calcext:conditional-format>
          <calcext:conditional-format calcext:target-range-address="Nodes.D116:Nodes.D116">
            <calcext:condition calcext:apply-style-name="r2" calcext:value="formula-is(ISODD(ROW()))" calcext:base-cell-address="Nodes.D116"/>
          </calcext:conditional-format>
          <calcext:conditional-format calcext:target-range-address="Nodes.D116:Nodes.D116">
            <calcext:condition calcext:apply-style-name="r1" calcext:value="formula-is(ISEVEN(ROW()))" calcext:base-cell-address="Nodes.D116"/>
          </calcext:conditional-format>
          <calcext:conditional-format calcext:target-range-address="Nodes.D117:Nodes.D117">
            <calcext:condition calcext:apply-style-name="r2" calcext:value="formula-is(ISODD(ROW()))" calcext:base-cell-address="Nodes.D117"/>
          </calcext:conditional-format>
          <calcext:conditional-format calcext:target-range-address="Nodes.D117:Nodes.D117">
            <calcext:condition calcext:apply-style-name="r1" calcext:value="formula-is(ISEVEN(ROW()))" calcext:base-cell-address="Nodes.D117"/>
          </calcext:conditional-format>
          <calcext:conditional-format calcext:target-range-address="Nodes.D118:Nodes.D118">
            <calcext:condition calcext:apply-style-name="r2" calcext:value="formula-is(ISODD(ROW()))" calcext:base-cell-address="Nodes.D118"/>
          </calcext:conditional-format>
          <calcext:conditional-format calcext:target-range-address="Nodes.D118:Nodes.D118">
            <calcext:condition calcext:apply-style-name="r1" calcext:value="formula-is(ISEVEN(ROW()))" calcext:base-cell-address="Nodes.D118"/>
          </calcext:conditional-format>
          <calcext:conditional-format calcext:target-range-address="Nodes.D119:Nodes.D119">
            <calcext:condition calcext:apply-style-name="r2" calcext:value="formula-is(ISODD(ROW()))" calcext:base-cell-address="Nodes.D119"/>
          </calcext:conditional-format>
          <calcext:conditional-format calcext:target-range-address="Nodes.D119:Nodes.D119">
            <calcext:condition calcext:apply-style-name="r1" calcext:value="formula-is(ISEVEN(ROW()))" calcext:base-cell-address="Nodes.D119"/>
          </calcext:conditional-format>
          <calcext:conditional-format calcext:target-range-address="Nodes.D120:Nodes.D120">
            <calcext:condition calcext:apply-style-name="r2" calcext:value="formula-is(ISODD(ROW()))" calcext:base-cell-address="Nodes.D120"/>
          </calcext:conditional-format>
          <calcext:conditional-format calcext:target-range-address="Nodes.D120:Nodes.D120">
            <calcext:condition calcext:apply-style-name="r1" calcext:value="formula-is(ISEVEN(ROW()))" calcext:base-cell-address="Nodes.D120"/>
          </calcext:conditional-format>
          <calcext:conditional-format calcext:target-range-address="Nodes.D121:Nodes.D121">
            <calcext:condition calcext:apply-style-name="r2" calcext:value="formula-is(ISODD(ROW()))" calcext:base-cell-address="Nodes.D121"/>
          </calcext:conditional-format>
          <calcext:conditional-format calcext:target-range-address="Nodes.D121:Nodes.D121">
            <calcext:condition calcext:apply-style-name="r1" calcext:value="formula-is(ISEVEN(ROW()))" calcext:base-cell-address="Nodes.D121"/>
          </calcext:conditional-format>
          <calcext:conditional-format calcext:target-range-address="Nodes.D122:Nodes.D122">
            <calcext:condition calcext:apply-style-name="r2" calcext:value="formula-is(ISODD(ROW()))" calcext:base-cell-address="Nodes.D122"/>
          </calcext:conditional-format>
          <calcext:conditional-format calcext:target-range-address="Nodes.D122:Nodes.D122">
            <calcext:condition calcext:apply-style-name="r1" calcext:value="formula-is(ISEVEN(ROW()))" calcext:base-cell-address="Nodes.D122"/>
          </calcext:conditional-format>
          <calcext:conditional-format calcext:target-range-address="Nodes.E123:Nodes.M123 Nodes.C123:Nodes.C123">
            <calcext:condition calcext:apply-style-name="r2" calcext:value="formula-is(ISODD(ROW()))" calcext:base-cell-address="Nodes.C123"/>
          </calcext:conditional-format>
          <calcext:conditional-format calcext:target-range-address="Nodes.E123:Nodes.M123 Nodes.C123:Nodes.C123">
            <calcext:condition calcext:apply-style-name="r1" calcext:value="formula-is(ISEVEN(ROW()))" calcext:base-cell-address="Nodes.C123"/>
          </calcext:conditional-format>
          <calcext:conditional-format calcext:target-range-address="Nodes.B123:Nodes.B123">
            <calcext:condition calcext:apply-style-name="r2" calcext:value="formula-is(ISODD(ROW()))" calcext:base-cell-address="Nodes.B123"/>
          </calcext:conditional-format>
          <calcext:conditional-format calcext:target-range-address="Nodes.B123:Nodes.B123">
            <calcext:condition calcext:apply-style-name="r1" calcext:value="formula-is(ISEVEN(ROW()))" calcext:base-cell-address="Nodes.B123"/>
          </calcext:conditional-format>
          <calcext:conditional-format calcext:target-range-address="Nodes.D123:Nodes.D123">
            <calcext:condition calcext:apply-style-name="r2" calcext:value="formula-is(ISODD(ROW()))" calcext:base-cell-address="Nodes.D123"/>
          </calcext:conditional-format>
          <calcext:conditional-format calcext:target-range-address="Nodes.D123:Nodes.D123">
            <calcext:condition calcext:apply-style-name="r1" calcext:value="formula-is(ISEVEN(ROW()))" calcext:base-cell-address="Nodes.D123"/>
          </calcext:conditional-format>
          <calcext:conditional-format calcext:target-range-address="Nodes.E124:Nodes.M124 Nodes.C124:Nodes.C124">
            <calcext:condition calcext:apply-style-name="r2" calcext:value="formula-is(ISODD(ROW()))" calcext:base-cell-address="Nodes.C124"/>
          </calcext:conditional-format>
          <calcext:conditional-format calcext:target-range-address="Nodes.E124:Nodes.M124 Nodes.C124:Nodes.C124">
            <calcext:condition calcext:apply-style-name="r1" calcext:value="formula-is(ISEVEN(ROW()))" calcext:base-cell-address="Nodes.C124"/>
          </calcext:conditional-format>
          <calcext:conditional-format calcext:target-range-address="Nodes.B124:Nodes.B124">
            <calcext:condition calcext:apply-style-name="r2" calcext:value="formula-is(ISODD(ROW()))" calcext:base-cell-address="Nodes.B124"/>
          </calcext:conditional-format>
          <calcext:conditional-format calcext:target-range-address="Nodes.B124:Nodes.B124">
            <calcext:condition calcext:apply-style-name="r1" calcext:value="formula-is(ISEVEN(ROW()))" calcext:base-cell-address="Nodes.B124"/>
          </calcext:conditional-format>
          <calcext:conditional-format calcext:target-range-address="Nodes.D124:Nodes.D124">
            <calcext:condition calcext:apply-style-name="r2" calcext:value="formula-is(ISODD(ROW()))" calcext:base-cell-address="Nodes.D124"/>
          </calcext:conditional-format>
          <calcext:conditional-format calcext:target-range-address="Nodes.D124:Nodes.D124">
            <calcext:condition calcext:apply-style-name="r1" calcext:value="formula-is(ISEVEN(ROW()))" calcext:base-cell-address="Nodes.D124"/>
          </calcext:conditional-format>
          <calcext:conditional-format calcext:target-range-address="Nodes.F125:Nodes.M125 Nodes.C125:Nodes.C125">
            <calcext:condition calcext:apply-style-name="r2" calcext:value="formula-is(ISODD(ROW()))" calcext:base-cell-address="Nodes.C125"/>
          </calcext:conditional-format>
          <calcext:conditional-format calcext:target-range-address="Nodes.F125:Nodes.M125 Nodes.C125:Nodes.C125">
            <calcext:condition calcext:apply-style-name="r1" calcext:value="formula-is(ISEVEN(ROW()))" calcext:base-cell-address="Nodes.C125"/>
          </calcext:conditional-format>
          <calcext:conditional-format calcext:target-range-address="Nodes.B125:Nodes.B125">
            <calcext:condition calcext:apply-style-name="r2" calcext:value="formula-is(ISODD(ROW()))" calcext:base-cell-address="Nodes.B125"/>
          </calcext:conditional-format>
          <calcext:conditional-format calcext:target-range-address="Nodes.B125:Nodes.B125">
            <calcext:condition calcext:apply-style-name="r1" calcext:value="formula-is(ISEVEN(ROW()))" calcext:base-cell-address="Nodes.B125"/>
          </calcext:conditional-format>
          <calcext:conditional-format calcext:target-range-address="Nodes.D125:Nodes.D125">
            <calcext:condition calcext:apply-style-name="r2" calcext:value="formula-is(ISODD(ROW()))" calcext:base-cell-address="Nodes.D125"/>
          </calcext:conditional-format>
          <calcext:conditional-format calcext:target-range-address="Nodes.D125:Nodes.D125">
            <calcext:condition calcext:apply-style-name="r1" calcext:value="formula-is(ISEVEN(ROW()))" calcext:base-cell-address="Nodes.D125"/>
          </calcext:conditional-format>
          <calcext:conditional-format calcext:target-range-address="Nodes.F126:Nodes.M126 Nodes.C126:Nodes.C126">
            <calcext:condition calcext:apply-style-name="r2" calcext:value="formula-is(ISODD(ROW()))" calcext:base-cell-address="Nodes.C126"/>
          </calcext:conditional-format>
          <calcext:conditional-format calcext:target-range-address="Nodes.F126:Nodes.M126 Nodes.C126:Nodes.C126">
            <calcext:condition calcext:apply-style-name="r1" calcext:value="formula-is(ISEVEN(ROW()))" calcext:base-cell-address="Nodes.C126"/>
          </calcext:conditional-format>
          <calcext:conditional-format calcext:target-range-address="Nodes.B126:Nodes.B126">
            <calcext:condition calcext:apply-style-name="r2" calcext:value="formula-is(ISODD(ROW()))" calcext:base-cell-address="Nodes.B126"/>
          </calcext:conditional-format>
          <calcext:conditional-format calcext:target-range-address="Nodes.B126:Nodes.B126">
            <calcext:condition calcext:apply-style-name="r1" calcext:value="formula-is(ISEVEN(ROW()))" calcext:base-cell-address="Nodes.B126"/>
          </calcext:conditional-format>
          <calcext:conditional-format calcext:target-range-address="Nodes.D126:Nodes.D126">
            <calcext:condition calcext:apply-style-name="r2" calcext:value="formula-is(ISODD(ROW()))" calcext:base-cell-address="Nodes.D126"/>
          </calcext:conditional-format>
          <calcext:conditional-format calcext:target-range-address="Nodes.D126:Nodes.D126">
            <calcext:condition calcext:apply-style-name="r1" calcext:value="formula-is(ISEVEN(ROW()))" calcext:base-cell-address="Nodes.D126"/>
          </calcext:conditional-format>
          <calcext:conditional-format calcext:target-range-address="Nodes.F127:Nodes.M127 Nodes.C127:Nodes.C127">
            <calcext:condition calcext:apply-style-name="r2" calcext:value="formula-is(ISODD(ROW()))" calcext:base-cell-address="Nodes.C127"/>
          </calcext:conditional-format>
          <calcext:conditional-format calcext:target-range-address="Nodes.F127:Nodes.M127 Nodes.C127:Nodes.C127">
            <calcext:condition calcext:apply-style-name="r1" calcext:value="formula-is(ISEVEN(ROW()))" calcext:base-cell-address="Nodes.C127"/>
          </calcext:conditional-format>
          <calcext:conditional-format calcext:target-range-address="Nodes.B127:Nodes.B127">
            <calcext:condition calcext:apply-style-name="r2" calcext:value="formula-is(ISODD(ROW()))" calcext:base-cell-address="Nodes.B127"/>
          </calcext:conditional-format>
          <calcext:conditional-format calcext:target-range-address="Nodes.B127:Nodes.B127">
            <calcext:condition calcext:apply-style-name="r1" calcext:value="formula-is(ISEVEN(ROW()))" calcext:base-cell-address="Nodes.B127"/>
          </calcext:conditional-format>
          <calcext:conditional-format calcext:target-range-address="Nodes.D127:Nodes.D127">
            <calcext:condition calcext:apply-style-name="r2" calcext:value="formula-is(ISODD(ROW()))" calcext:base-cell-address="Nodes.D127"/>
          </calcext:conditional-format>
          <calcext:conditional-format calcext:target-range-address="Nodes.D127:Nodes.D127">
            <calcext:condition calcext:apply-style-name="r1" calcext:value="formula-is(ISEVEN(ROW()))" calcext:base-cell-address="Nodes.D127"/>
          </calcext:conditional-format>
          <calcext:conditional-format calcext:target-range-address="Nodes.D109:Nodes.D109">
            <calcext:condition calcext:apply-style-name="r2" calcext:value="formula-is(ISODD(ROW()))" calcext:base-cell-address="Nodes.D109"/>
          </calcext:conditional-format>
          <calcext:conditional-format calcext:target-range-address="Nodes.D109:Nodes.D109">
            <calcext:condition calcext:apply-style-name="r1" calcext:value="formula-is(ISEVEN(ROW()))" calcext:base-cell-address="Nodes.D109"/>
          </calcext:conditional-format>
          <calcext:conditional-format calcext:target-range-address="Nodes.F114:Nodes.F114">
            <calcext:condition calcext:apply-style-name="r2" calcext:value="formula-is(ISODD(ROW()))" calcext:base-cell-address="Nodes.F114"/>
          </calcext:conditional-format>
          <calcext:conditional-format calcext:target-range-address="Nodes.F114:Nodes.F114">
            <calcext:condition calcext:apply-style-name="r1" calcext:value="formula-is(ISEVEN(ROW()))" calcext:base-cell-address="Nodes.F114"/>
          </calcext:conditional-format>
          <calcext:conditional-format calcext:target-range-address="Nodes.E116:Nodes.E116">
            <calcext:condition calcext:apply-style-name="r2" calcext:value="formula-is(ISODD(ROW()))" calcext:base-cell-address="Nodes.E116"/>
          </calcext:conditional-format>
          <calcext:conditional-format calcext:target-range-address="Nodes.E116:Nodes.E116">
            <calcext:condition calcext:apply-style-name="r1" calcext:value="formula-is(ISEVEN(ROW()))" calcext:base-cell-address="Nodes.E116"/>
          </calcext:conditional-format>
          <calcext:conditional-format calcext:target-range-address="Nodes.E114:Nodes.E114">
            <calcext:condition calcext:apply-style-name="r2" calcext:value="formula-is(ISODD(ROW()))" calcext:base-cell-address="Nodes.E114"/>
          </calcext:conditional-format>
          <calcext:conditional-format calcext:target-range-address="Nodes.E114:Nodes.E114">
            <calcext:condition calcext:apply-style-name="r1" calcext:value="formula-is(ISEVEN(ROW()))" calcext:base-cell-address="Nodes.E114"/>
          </calcext:conditional-format>
          <calcext:conditional-format calcext:target-range-address="Nodes.F108:Nodes.F108">
            <calcext:condition calcext:apply-style-name="r2" calcext:value="formula-is(ISODD(ROW()))" calcext:base-cell-address="Nodes.F108"/>
          </calcext:conditional-format>
          <calcext:conditional-format calcext:target-range-address="Nodes.F108:Nodes.F108">
            <calcext:condition calcext:apply-style-name="r1" calcext:value="formula-is(ISEVEN(ROW()))" calcext:base-cell-address="Nodes.F108"/>
          </calcext:conditional-format>
          <calcext:conditional-format calcext:target-range-address="Nodes.E112:Nodes.E112">
            <calcext:condition calcext:apply-style-name="r2" calcext:value="formula-is(ISODD(ROW()))" calcext:base-cell-address="Nodes.E112"/>
          </calcext:conditional-format>
          <calcext:conditional-format calcext:target-range-address="Nodes.E112:Nodes.E112">
            <calcext:condition calcext:apply-style-name="r1" calcext:value="formula-is(ISEVEN(ROW()))" calcext:base-cell-address="Nodes.E112"/>
          </calcext:conditional-format>
          <calcext:conditional-format calcext:target-range-address="Nodes.E113:Nodes.E113">
            <calcext:condition calcext:apply-style-name="r2" calcext:value="formula-is(ISODD(ROW()))" calcext:base-cell-address="Nodes.E113"/>
          </calcext:conditional-format>
          <calcext:conditional-format calcext:target-range-address="Nodes.E113:Nodes.E113">
            <calcext:condition calcext:apply-style-name="r1" calcext:value="formula-is(ISEVEN(ROW()))" calcext:base-cell-address="Nodes.E113"/>
          </calcext:conditional-format>
          <calcext:conditional-format calcext:target-range-address="Nodes.F117:Nodes.F117">
            <calcext:condition calcext:apply-style-name="r2" calcext:value="formula-is(ISODD(ROW()))" calcext:base-cell-address="Nodes.F117"/>
          </calcext:conditional-format>
          <calcext:conditional-format calcext:target-range-address="Nodes.F117:Nodes.F117">
            <calcext:condition calcext:apply-style-name="r1" calcext:value="formula-is(ISEVEN(ROW()))" calcext:base-cell-address="Nodes.F117"/>
          </calcext:conditional-format>
          <calcext:conditional-format calcext:target-range-address="Nodes.E125:Nodes.E125">
            <calcext:condition calcext:apply-style-name="r2" calcext:value="formula-is(ISODD(ROW()))" calcext:base-cell-address="Nodes.E125"/>
          </calcext:conditional-format>
          <calcext:conditional-format calcext:target-range-address="Nodes.E125:Nodes.E125">
            <calcext:condition calcext:apply-style-name="r1" calcext:value="formula-is(ISEVEN(ROW()))" calcext:base-cell-address="Nodes.E125"/>
          </calcext:conditional-format>
          <calcext:conditional-format calcext:target-range-address="Nodes.E126:Nodes.E126">
            <calcext:condition calcext:apply-style-name="r2" calcext:value="formula-is(ISODD(ROW()))" calcext:base-cell-address="Nodes.E126"/>
          </calcext:conditional-format>
          <calcext:conditional-format calcext:target-range-address="Nodes.E126:Nodes.E126">
            <calcext:condition calcext:apply-style-name="r1" calcext:value="formula-is(ISEVEN(ROW()))" calcext:base-cell-address="Nodes.E126"/>
          </calcext:conditional-format>
          <calcext:conditional-format calcext:target-range-address="Nodes.E127:Nodes.E127">
            <calcext:condition calcext:apply-style-name="r2" calcext:value="formula-is(ISODD(ROW()))" calcext:base-cell-address="Nodes.E127"/>
          </calcext:conditional-format>
          <calcext:conditional-format calcext:target-range-address="Nodes.E127:Nodes.E127">
            <calcext:condition calcext:apply-style-name="r1" calcext:value="formula-is(ISEVEN(ROW()))" calcext:base-cell-address="Nodes.E127"/>
          </calcext:conditional-format>
          <calcext:conditional-format calcext:target-range-address="Nodes.G108:Nodes.G108">
            <calcext:condition calcext:apply-style-name="r2" calcext:value="formula-is(ISODD(ROW()))" calcext:base-cell-address="Nodes.G108"/>
          </calcext:conditional-format>
          <calcext:conditional-format calcext:target-range-address="Nodes.G108:Nodes.G108">
            <calcext:condition calcext:apply-style-name="r1" calcext:value="formula-is(ISEVEN(ROW()))" calcext:base-cell-address="Nodes.G108"/>
          </calcext:conditional-format>
          <calcext:conditional-format calcext:target-range-address="Nodes.G109:Nodes.G109">
            <calcext:condition calcext:apply-style-name="r2" calcext:value="formula-is(ISODD(ROW()))" calcext:base-cell-address="Nodes.G109"/>
          </calcext:conditional-format>
          <calcext:conditional-format calcext:target-range-address="Nodes.G109:Nodes.G109">
            <calcext:condition calcext:apply-style-name="r1" calcext:value="formula-is(ISEVEN(ROW()))" calcext:base-cell-address="Nodes.G109"/>
          </calcext:conditional-format>
          <calcext:conditional-format calcext:target-range-address="Nodes.G110:Nodes.G110">
            <calcext:condition calcext:apply-style-name="r2" calcext:value="formula-is(ISODD(ROW()))" calcext:base-cell-address="Nodes.G110"/>
          </calcext:conditional-format>
          <calcext:conditional-format calcext:target-range-address="Nodes.G110:Nodes.G110">
            <calcext:condition calcext:apply-style-name="r1" calcext:value="formula-is(ISEVEN(ROW()))" calcext:base-cell-address="Nodes.G110"/>
          </calcext:conditional-format>
          <calcext:conditional-format calcext:target-range-address="Nodes.G111:Nodes.G111">
            <calcext:condition calcext:apply-style-name="r2" calcext:value="formula-is(ISODD(ROW()))" calcext:base-cell-address="Nodes.G111"/>
          </calcext:conditional-format>
          <calcext:conditional-format calcext:target-range-address="Nodes.G111:Nodes.G111">
            <calcext:condition calcext:apply-style-name="r1" calcext:value="formula-is(ISEVEN(ROW()))" calcext:base-cell-address="Nodes.G111"/>
          </calcext:conditional-format>
          <calcext:conditional-format calcext:target-range-address="Nodes.G112:Nodes.G112">
            <calcext:condition calcext:apply-style-name="r2" calcext:value="formula-is(ISODD(ROW()))" calcext:base-cell-address="Nodes.G112"/>
          </calcext:conditional-format>
          <calcext:conditional-format calcext:target-range-address="Nodes.G112:Nodes.G112">
            <calcext:condition calcext:apply-style-name="r1" calcext:value="formula-is(ISEVEN(ROW()))" calcext:base-cell-address="Nodes.G112"/>
          </calcext:conditional-format>
          <calcext:conditional-format calcext:target-range-address="Nodes.G113:Nodes.G113">
            <calcext:condition calcext:apply-style-name="r2" calcext:value="formula-is(ISODD(ROW()))" calcext:base-cell-address="Nodes.G113"/>
          </calcext:conditional-format>
          <calcext:conditional-format calcext:target-range-address="Nodes.G113:Nodes.G113">
            <calcext:condition calcext:apply-style-name="r1" calcext:value="formula-is(ISEVEN(ROW()))" calcext:base-cell-address="Nodes.G113"/>
          </calcext:conditional-format>
          <calcext:conditional-format calcext:target-range-address="Nodes.G114:Nodes.G114">
            <calcext:condition calcext:apply-style-name="r2" calcext:value="formula-is(ISODD(ROW()))" calcext:base-cell-address="Nodes.G114"/>
          </calcext:conditional-format>
          <calcext:conditional-format calcext:target-range-address="Nodes.G114:Nodes.G114">
            <calcext:condition calcext:apply-style-name="r1" calcext:value="formula-is(ISEVEN(ROW()))" calcext:base-cell-address="Nodes.G114"/>
          </calcext:conditional-format>
          <calcext:conditional-format calcext:target-range-address="Nodes.E120:Nodes.E120">
            <calcext:condition calcext:apply-style-name="r2" calcext:value="formula-is(ISODD(ROW()))" calcext:base-cell-address="Nodes.E120"/>
          </calcext:conditional-format>
          <calcext:conditional-format calcext:target-range-address="Nodes.E120:Nodes.E120">
            <calcext:condition calcext:apply-style-name="r1" calcext:value="formula-is(ISEVEN(ROW()))" calcext:base-cell-address="Nodes.E120"/>
          </calcext:conditional-format>
          <calcext:conditional-format calcext:target-range-address="Nodes.G115:Nodes.G115">
            <calcext:condition calcext:apply-style-name="r2" calcext:value="formula-is(ISODD(ROW()))" calcext:base-cell-address="Nodes.G115"/>
          </calcext:conditional-format>
          <calcext:conditional-format calcext:target-range-address="Nodes.G115:Nodes.G115">
            <calcext:condition calcext:apply-style-name="r1" calcext:value="formula-is(ISEVEN(ROW()))" calcext:base-cell-address="Nodes.G115"/>
          </calcext:conditional-format>
          <calcext:conditional-format calcext:target-range-address="Nodes.G116:Nodes.G116">
            <calcext:condition calcext:apply-style-name="r2" calcext:value="formula-is(ISODD(ROW()))" calcext:base-cell-address="Nodes.G116"/>
          </calcext:conditional-format>
          <calcext:conditional-format calcext:target-range-address="Nodes.G116:Nodes.G116">
            <calcext:condition calcext:apply-style-name="r1" calcext:value="formula-is(ISEVEN(ROW()))" calcext:base-cell-address="Nodes.G116"/>
          </calcext:conditional-format>
          <calcext:conditional-format calcext:target-range-address="Nodes.B6:Nodes.B6">
            <calcext:condition calcext:apply-style-name="r2" calcext:value="formula-is(ISODD(ROW()))" calcext:base-cell-address="Nodes.B6"/>
          </calcext:conditional-format>
          <calcext:conditional-format calcext:target-range-address="Nodes.B6:Nodes.B6">
            <calcext:condition calcext:apply-style-name="r1" calcext:value="formula-is(ISEVEN(ROW()))" calcext:base-cell-address="Nodes.B6"/>
          </calcext:conditional-format>
          <calcext:conditional-format calcext:target-range-address="Nodes.B44:Nodes.M44">
            <calcext:condition calcext:apply-style-name="r2" calcext:value="formula-is(ISODD(ROW()))" calcext:base-cell-address="Nodes.B44"/>
          </calcext:conditional-format>
          <calcext:conditional-format calcext:target-range-address="Nodes.B44:Nodes.M44">
            <calcext:condition calcext:apply-style-name="r1" calcext:value="formula-is(ISEVEN(ROW()))" calcext:base-cell-address="Nodes.B44"/>
          </calcext:conditional-format>
          <calcext:conditional-format calcext:target-range-address="Nodes.F18:Nodes.F18">
            <calcext:condition calcext:apply-style-name="r2" calcext:value="formula-is(ISODD(ROW()))" calcext:base-cell-address="Nodes.F18"/>
          </calcext:conditional-format>
          <calcext:conditional-format calcext:target-range-address="Nodes.F18:Nodes.F18">
            <calcext:condition calcext:apply-style-name="r1" calcext:value="formula-is(ISEVEN(ROW()))" calcext:base-cell-address="Nodes.F18"/>
          </calcext:conditional-format>
          <calcext:conditional-format calcext:target-range-address="Nodes.F17:Nodes.F17">
            <calcext:condition calcext:apply-style-name="r2" calcext:value="formula-is(ISODD(ROW()))" calcext:base-cell-address="Nodes.F17"/>
          </calcext:conditional-format>
          <calcext:conditional-format calcext:target-range-address="Nodes.F17:Nodes.F17">
            <calcext:condition calcext:apply-style-name="r1" calcext:value="formula-is(ISEVEN(ROW()))" calcext:base-cell-address="Nodes.F17"/>
          </calcext:conditional-format>
          <calcext:conditional-format calcext:target-range-address="Nodes.E17:Nodes.E17">
            <calcext:condition calcext:apply-style-name="r2" calcext:value="formula-is(ISODD(ROW()))" calcext:base-cell-address="Nodes.E17"/>
          </calcext:conditional-format>
          <calcext:conditional-format calcext:target-range-address="Nodes.E17:Nodes.E17">
            <calcext:condition calcext:apply-style-name="r1" calcext:value="formula-is(ISEVEN(ROW()))" calcext:base-cell-address="Nodes.E17"/>
          </calcext:conditional-format>
          <calcext:conditional-format calcext:target-range-address="Nodes.E27:Nodes.E27">
            <calcext:condition calcext:apply-style-name="r2" calcext:value="formula-is(ISODD(ROW()))" calcext:base-cell-address="Nodes.E27"/>
          </calcext:conditional-format>
          <calcext:conditional-format calcext:target-range-address="Nodes.E27:Nodes.E27">
            <calcext:condition calcext:apply-style-name="r1" calcext:value="formula-is(ISEVEN(ROW()))" calcext:base-cell-address="Nodes.E27"/>
          </calcext:conditional-format>
          <calcext:conditional-format calcext:target-range-address="Nodes.E28:Nodes.E28">
            <calcext:condition calcext:apply-style-name="r2" calcext:value="formula-is(ISODD(ROW()))" calcext:base-cell-address="Nodes.E28"/>
          </calcext:conditional-format>
          <calcext:conditional-format calcext:target-range-address="Nodes.E28:Nodes.E28">
            <calcext:condition calcext:apply-style-name="r1" calcext:value="formula-is(ISEVEN(ROW()))" calcext:base-cell-address="Nodes.E28"/>
          </calcext:conditional-format>
          <calcext:conditional-format calcext:target-range-address="Nodes.E29:Nodes.E29">
            <calcext:condition calcext:apply-style-name="r2" calcext:value="formula-is(ISODD(ROW()))" calcext:base-cell-address="Nodes.E29"/>
          </calcext:conditional-format>
          <calcext:conditional-format calcext:target-range-address="Nodes.E29:Nodes.E29">
            <calcext:condition calcext:apply-style-name="r1" calcext:value="formula-is(ISEVEN(ROW()))" calcext:base-cell-address="Nodes.E29"/>
          </calcext:conditional-format>
          <calcext:conditional-format calcext:target-range-address="Nodes.E30:Nodes.E30">
            <calcext:condition calcext:apply-style-name="r2" calcext:value="formula-is(ISODD(ROW()))" calcext:base-cell-address="Nodes.E30"/>
          </calcext:conditional-format>
          <calcext:conditional-format calcext:target-range-address="Nodes.E30:Nodes.E30">
            <calcext:condition calcext:apply-style-name="r1" calcext:value="formula-is(ISEVEN(ROW()))" calcext:base-cell-address="Nodes.E30"/>
          </calcext:conditional-format>
          <calcext:conditional-format calcext:target-range-address="Nodes.E31:Nodes.E31">
            <calcext:condition calcext:apply-style-name="r2" calcext:value="formula-is(ISODD(ROW()))" calcext:base-cell-address="Nodes.E31"/>
          </calcext:conditional-format>
          <calcext:conditional-format calcext:target-range-address="Nodes.E31:Nodes.E31">
            <calcext:condition calcext:apply-style-name="r1" calcext:value="formula-is(ISEVEN(ROW()))" calcext:base-cell-address="Nodes.E31"/>
          </calcext:conditional-format>
          <calcext:conditional-format calcext:target-range-address="Nodes.B66:Nodes.B66">
            <calcext:condition calcext:apply-style-name="r2" calcext:value="formula-is(ISODD(ROW()))" calcext:base-cell-address="Nodes.B66"/>
          </calcext:conditional-format>
          <calcext:conditional-format calcext:target-range-address="Nodes.B66:Nodes.B66">
            <calcext:condition calcext:apply-style-name="r1" calcext:value="formula-is(ISEVEN(ROW()))" calcext:base-cell-address="Nodes.B66"/>
          </calcext:conditional-format>
          <calcext:conditional-format calcext:target-range-address="Nodes.E66:Nodes.E66">
            <calcext:condition calcext:apply-style-name="r2" calcext:value="formula-is(ISODD(ROW()))" calcext:base-cell-address="Nodes.E66"/>
          </calcext:conditional-format>
          <calcext:conditional-format calcext:target-range-address="Nodes.E66:Nodes.E66">
            <calcext:condition calcext:apply-style-name="r1" calcext:value="formula-is(ISEVEN(ROW()))" calcext:base-cell-address="Nodes.E66"/>
          </calcext:conditional-format>
          <calcext:conditional-format calcext:target-range-address="Nodes.F66:Nodes.F66">
            <calcext:condition calcext:apply-style-name="r2" calcext:value="formula-is(ISODD(ROW()))" calcext:base-cell-address="Nodes.F66"/>
          </calcext:conditional-format>
          <calcext:conditional-format calcext:target-range-address="Nodes.F66:Nodes.F66">
            <calcext:condition calcext:apply-style-name="r1" calcext:value="formula-is(ISEVEN(ROW()))" calcext:base-cell-address="Nodes.F66"/>
          </calcext:conditional-format>
        </calcext:conditional-formats>
      </table:table>
      <table:table table:name="DTStructs" table:style-name="ta1">
        <table:table-column table:style-name="co8" table:number-columns-repeated="2" table:default-cell-style-name="ce6"/>
        <table:table-column table:style-name="co7" table:default-cell-style-name="ce147"/>
        <table:table-column table:style-name="co9" table:default-cell-style-name="ce147"/>
        <table:table-column table:style-name="co10" table:default-cell-style-name="ce160"/>
        <table:table-column table:style-name="co11" table:default-cell-style-name="ce6"/>
        <table:table-column table:style-name="co12" table:default-cell-style-name="ce6"/>
        <table:table-column table:style-name="co13" table:default-cell-style-name="ce6"/>
        <table:table-column table:style-name="co14" table:default-cell-style-name="ce6"/>
        <table:table-column table:style-name="co7" table:number-columns-repeated="1015" table:default-cell-style-name="ce6"/>
        <table:table-row table:style-name="ro1">
          <table:table-cell table:style-name="ce126" office:value-type="string" calcext:value-type="string">
            <text:p>Owner</text:p>
          </table:table-cell>
          <table:table-cell table:style-name="ce126" office:value-type="string" calcext:value-type="string">
            <text:p>Struct Name</text:p>
          </table:table-cell>
          <table:table-cell table:style-name="ce142" office:value-type="string" calcext:value-type="string">
            <text:p>Ver</text:p>
          </table:table-cell>
          <table:table-cell table:style-name="ce142" office:value-type="string" calcext:value-type="string">
            <text:p>Field Num</text:p>
          </table:table-cell>
          <table:table-cell table:style-name="ce126" office:value-type="string" calcext:value-type="string">
            <text:p>Types ..</text:p>
          </table:table-cell>
          <table:table-cell table:style-name="ce126" table:number-columns-repeated="1019"/>
        </table:table-row>
        <table:table-row table:style-name="ro1">
          <table:table-cell table:style-name="ce5" office:value-type="string" calcext:value-type="string">
            <text:p>General</text:p>
          </table:table-cell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String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String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Integer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Integer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Float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Float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DBTable</text:p>
          </table:table-cell>
          <table:table-cell table:style-name="ce143" office:value-type="float" office:value="0" calcext:value-type="float">
            <text:p>0</text:p>
          </table:table-cell>
          <table:table-cell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TableString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Boolean</text:p>
          </table:table-cell>
          <table:table-cell table:style-name="ce143" office:value-type="float" office:value="0" calcext:value-type="float">
            <text:p>0</text:p>
          </table:table-cell>
          <table:table-cell table:style-name="ce143"/>
          <table:table-cell table:style-name="ce148" office:value-type="string" calcext:value-type="string">
            <text:p>DTBoolean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2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5"/>
          <table:table-cell table:style-name="ce147" table:number-columns-repeated="2"/>
          <table:table-cell table:style-name="ce160"/>
          <table:table-cell table:number-columns-repeated="3"/>
        </table:table-row>
        <table:table-row table:style-name="ro1">
          <table:table-cell table:style-name="ce5" office:value-type="string" calcext:value-type="string">
            <text:p>Database</text:p>
          </table:table-cell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DBQuery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String “query”</text:p>
          </table:table-cell>
          <table:table-cell table:style-name="ce127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/>
          <table:table-cell table:style-name="ce143" table:number-columns-repeated="2"/>
          <table:table-cell table:style-name="ce149"/>
          <table:table-cell table:style-name="ce127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UserManagement</text:p>
          </table:table-cell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LoginInfo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50" office:value-type="string" calcext:value-type="string">
            <text:p>DTString “username”</text:p>
          </table:table-cell>
          <table:table-cell table:style-name="ce127" office:value-type="string" calcext:value-type="string">
            <text:p>DTString “password”</text:p>
          </table:table-cell>
          <table:table-cell table:style-name="ce127" table:number-columns-repeated="2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LoginResult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DTString “UMLoginResult”</text:p>
          </table:table-cell>
          <table:table-cell table:style-name="ce130" office:value-type="string" calcext:value-type="string">
            <text:p>DTInteger “sessionID”</text:p>
          </table:table-cell>
          <table:table-cell table:style-name="ce127" office:value-type="string" calcext:value-type="string">
            <text:p>DTString “description”</text:p>
          </table:table-cell>
          <table:table-cell table:style-name="ce127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ChkPermissio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50" office:value-type="string" calcext:value-type="string">
            <text:p>DSInteger <text:s/>“sessionID”</text:p>
          </table:table-cell>
          <table:table-cell table:style-name="ce130" office:value-type="string" calcext:value-type="string">
            <text:p>DSInteger “permissionID”</text:p>
          </table:table-cell>
          <table:table-cell table:style-name="ce127" table:number-columns-repeated="2"/>
          <table:table-cell table:number-columns-repeated="1016"/>
        </table:table-row>
        <table:table-row table:style-name="ro1">
          <table:table-cell/>
          <table:table-cell table:style-name="ce128" office:value-type="string" calcext:value-type="string">
            <text:p>DSChkPermissionByName</text:p>
          </table:table-cell>
          <table:table-cell table:style-name="ce144" office:value-type="float" office:value="1" calcext:value-type="float">
            <text:p>1</text:p>
          </table:table-cell>
          <table:table-cell table:style-name="ce144" office:value-type="float" office:value="2" calcext:value-type="float">
            <text:p>2</text:p>
          </table:table-cell>
          <table:table-cell table:style-name="ce151" office:value-type="string" calcext:value-type="string">
            <text:p>DSInteger <text:s/>“sessionID”</text:p>
          </table:table-cell>
          <table:table-cell table:style-name="ce161" office:value-type="string" calcext:value-type="string">
            <text:p>DSString “name”</text:p>
          </table:table-cell>
          <table:table-cell table:style-name="ce128" table:number-columns-repeated="2"/>
          <table:table-cell table:number-columns-repeated="1016"/>
        </table:table-row>
        <table:table-row table:style-name="ro1">
          <table:table-cell/>
          <table:table-cell table:style-name="ce129" office:value-type="string" calcext:value-type="string">
            <text:p>DSAddUser</text:p>
          </table:table-cell>
          <table:table-cell table:style-name="ce145" office:value-type="float" office:value="1" calcext:value-type="float">
            <text:p>1</text:p>
          </table:table-cell>
          <table:table-cell table:style-name="ce145" office:value-type="float" office:value="3" calcext:value-type="float">
            <text:p>3</text:p>
          </table:table-cell>
          <table:table-cell table:style-name="ce152" office:value-type="string" calcext:value-type="string">
            <text:p>DTString “username”</text:p>
          </table:table-cell>
          <table:table-cell table:style-name="ce162" office:value-type="string" calcext:value-type="string">
            <text:p>DTString “password”</text:p>
          </table:table-cell>
          <table:table-cell table:style-name="ce162" office:value-type="string" calcext:value-type="string">
            <text:p>DTString “name”</text:p>
          </table:table-cell>
          <table:table-cell table:style-name="ce129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ModifyUser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ce148" office:value-type="string" calcext:value-type="string">
            <text:p>DTInteger “userID”</text:p>
          </table:table-cell>
          <table:table-cell table:style-name="ce150" office:value-type="string" calcext:value-type="string">
            <text:p>DTString “username”</text:p>
          </table:table-cell>
          <table:table-cell table:style-name="ce130" office:value-type="string" calcext:value-type="string">
            <text:p>DTString “password”</text:p>
          </table:table-cell>
          <table:table-cell table:style-name="ce130" office:value-type="string" calcext:value-type="string">
            <text:p>DTString “name”</text:p>
          </table:table-cell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UserInfo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" calcext:value-type="float">
            <text:p>5</text:p>
          </table:table-cell>
          <table:table-cell table:style-name="ce148" office:value-type="string" calcext:value-type="string">
            <text:p>DTInteger “id”</text:p>
          </table:table-cell>
          <table:table-cell table:style-name="ce127" office:value-type="string" calcext:value-type="string">
            <text:p>DTString “username”</text:p>
          </table:table-cell>
          <table:table-cell table:style-name="ce127" office:value-type="string" calcext:value-type="string">
            <text:p>DTString “name”</text:p>
          </table:table-cell>
          <table:table-cell table:style-name="ce127" office:value-type="string" calcext:value-type="string">
            <text:p>DTBoolean “banned”</text:p>
          </table:table-cell>
          <table:table-cell office:value-type="string" calcext:value-type="string">
            <text:p>DTString “banReson”</text:p>
          </table:table-cell>
          <table:table-cell table:number-columns-repeated="1015"/>
        </table:table-row>
        <table:table-row table:style-name="ro1">
          <table:table-cell/>
          <table:table-cell table:style-name="ce130" office:value-type="string" calcext:value-type="string">
            <text:p>DSRegPermissio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ce148" office:value-type="string" calcext:value-type="string">
            <text:p>DTString “name”</text:p>
          </table:table-cell>
          <table:table-cell table:style-name="ce127" office:value-type="string" calcext:value-type="string">
            <text:p>DTString “title”</text:p>
          </table:table-cell>
          <table:table-cell table:style-name="ce127" office:value-type="string" calcext:value-type="string">
            <text:p>DTString “description”</text:p>
          </table:table-cell>
          <table:table-cell table:style-name="ce127" office:value-type="string" calcext:value-type="string">
            <text:p>DTInteger “parentID” {-1=nothing}</text:p>
          </table:table-cell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UpdatePermissio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5" calcext:value-type="float">
            <text:p>5</text:p>
          </table:table-cell>
          <table:table-cell table:style-name="ce148" office:value-type="string" calcext:value-type="string">
            <text:p>DTInteger “permissionID”</text:p>
          </table:table-cell>
          <table:table-cell table:style-name="ce127" office:value-type="string" calcext:value-type="string">
            <text:p>DTString “name”</text:p>
          </table:table-cell>
          <table:table-cell table:style-name="ce127" office:value-type="string" calcext:value-type="string">
            <text:p>DTString “title”</text:p>
          </table:table-cell>
          <table:table-cell table:style-name="ce127" office:value-type="string" calcext:value-type="string">
            <text:p>DTString “description”</text:p>
          </table:table-cell>
          <table:table-cell office:value-type="string" calcext:value-type="string">
            <text:p>DTInteger “parentID”</text:p>
          </table:table-cell>
          <table:table-cell table:number-columns-repeated="1015"/>
        </table:table-row>
        <table:table-row table:style-name="ro1">
          <table:table-cell/>
          <table:table-cell table:style-name="ce130" office:value-type="string" calcext:value-type="string">
            <text:p>DSRegUsrGrp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DTString “title”</text:p>
          </table:table-cell>
          <table:table-cell table:style-name="ce127" office:value-type="string" calcext:value-type="string">
            <text:p>DTInteger “parentID”</text:p>
          </table:table-cell>
          <table:table-cell table:style-name="ce127" office:value-type="string" calcext:value-type="string">
            <text:p>DTString “description”</text:p>
          </table:table-cell>
          <table:table-cell table:style-name="ce127"/>
          <table:table-cell table:number-columns-repeated="1016"/>
        </table:table-row>
        <table:table-row table:style-name="ro1">
          <table:table-cell/>
          <table:table-cell table:style-name="ce130" office:value-type="string" calcext:value-type="string">
            <text:p>DSUpdateUsrGrp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ce148" office:value-type="string" calcext:value-type="string">
            <text:p>DTInteger “userGroupID”</text:p>
          </table:table-cell>
          <table:table-cell table:style-name="ce127" office:value-type="string" calcext:value-type="string">
            <text:p>DTString “title”</text:p>
          </table:table-cell>
          <table:table-cell table:style-name="ce127" office:value-type="string" calcext:value-type="string">
            <text:p>DTInteger “parentID”</text:p>
          </table:table-cell>
          <table:table-cell table:style-name="ce127" office:value-type="string" calcext:value-type="string">
            <text:p>DTString “description”</text:p>
          </table:table-cell>
          <table:table-cell table:number-columns-repeated="1016"/>
        </table:table-row>
        <table:table-row table:style-name="ro1">
          <table:table-cell/>
          <table:table-cell table:style-name="ce130" office:value-type="string" calcext:value-type="string">
            <text:p>DSUserList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Set&lt;DSUserInfo&gt; “usersList”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30" office:value-type="string" calcext:value-type="string">
            <text:p>DSPermissionsList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50" office:value-type="string" calcext:value-type="string">
            <text:p>DTSet&lt;DSUpdatePermission&gt; “permissionsList”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UserGroupsList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Set&lt;string&gt; “userGroupsList”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UserUsergroup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Integer “userID”</text:p>
          </table:table-cell>
          <table:table-cell table:style-name="ce130" office:value-type="string" calcext:value-type="string">
            <text:p>DTInteger “usergroupID”</text:p>
          </table:table-cell>
          <table:table-cell table:style-name="ce127" table:number-columns-repeated="2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UserPermission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Integer “userID”</text:p>
          </table:table-cell>
          <table:table-cell table:style-name="ce130" office:value-type="string" calcext:value-type="string">
            <text:p>DTInteger “permissionID”</text:p>
          </table:table-cell>
          <table:table-cell table:style-name="ce130" office:value-type="string" calcext:value-type="string">
            <text:p>DTInteger “state”</text:p>
          </table:table-cell>
          <table:table-cell table:style-name="ce127"/>
          <table:table-cell table:number-columns-repeated="1016"/>
        </table:table-row>
        <table:table-row table:style-name="ro1">
          <table:table-cell/>
          <table:table-cell table:style-name="ce131" office:value-type="string" calcext:value-type="string">
            <text:p>DSUserPermissionList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Set&lt;DSPermissionState&gt; “permissionList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32" office:value-type="string" calcext:value-type="string">
            <text:p>DSPermissionState</text:p>
          </table:table-cell>
          <table:table-cell table:style-name="ce146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53" office:value-type="string" calcext:value-type="string">
            <text:p>DTInteger “id”</text:p>
          </table:table-cell>
          <table:table-cell table:style-name="ce153" office:value-type="string" calcext:value-type="string">
            <text:p>DTInteger “state”</text:p>
          </table:table-cell>
          <table:table-cell table:style-name="ce127" table:number-columns-repeated="2"/>
          <table:table-cell table:number-columns-repeated="1016"/>
        </table:table-row>
        <table:table-row table:style-name="ro1" table:number-rows-repeated="2">
          <table:table-cell/>
          <table:table-cell table:style-name="ce131"/>
          <table:table-cell table:style-name="ce146"/>
          <table:table-cell table:style-name="ce143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GUI</text:p>
          </table:table-cell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30" office:value-type="string" calcext:value-type="string">
            <text:p>DSListOfLists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Set&lt;string&gt; “ListOfLists”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RegList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8" office:value-type="string" calcext:value-type="string">
            <text:p>DTString “name”</text:p>
          </table:table-cell>
          <table:table-cell table:style-name="ce148" office:value-type="string" calcext:value-type="string">
            <text:p>DTString “content”</text:p>
          </table:table-cell>
          <table:table-cell table:style-name="ce127" table:number-columns-repeated="2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TemplateInfo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8" office:value-type="string" calcext:value-type="string">
            <text:p>DTString “templateName”</text:p>
          </table:table-cell>
          <table:table-cell table:style-name="ce127" office:value-type="string" calcext:value-type="string">
            <text:p>DTString “fileName”</text:p>
          </table:table-cell>
          <table:table-cell table:style-name="ce127" table:number-columns-repeated="2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RegTemplat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3" calcext:value-type="float">
            <text:p>3</text:p>
          </table:table-cell>
          <table:table-cell table:style-name="ce148" office:value-type="string" calcext:value-type="string">
            <text:p>DTString “templateName”</text:p>
          </table:table-cell>
          <table:table-cell table:style-name="ce127" office:value-type="string" calcext:value-type="string">
            <text:p>DTString “fileName”</text:p>
          </table:table-cell>
          <table:table-cell table:style-name="ce127" office:value-type="string" calcext:value-type="string">
            <text:p>DTString “content”</text:p>
          </table:table-cell>
          <table:table-cell table:style-name="ce127"/>
          <table:table-cell table:number-columns-repeated="1016"/>
        </table:table-row>
        <table:table-row table:style-name="ro1">
          <table:table-cell/>
          <table:table-cell table:style-name="ce130" office:value-type="string" calcext:value-type="string">
            <text:p>DSTemplateFilesList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50" office:value-type="string" calcext:value-type="string">
            <text:p>DTSet&lt;string&gt; “TemplateFilesList”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30" office:value-type="string" calcext:value-type="string">
            <text:p>DSTemplatesList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50" office:value-type="string" calcext:value-type="string">
            <text:p>DTSet&lt;string&gt; “TemplatesList”</text:p>
          </table:table-cell>
          <table:table-cell table:style-name="ce127" table:number-columns-repeated="3"/>
          <table:table-cell table:number-columns-repeated="1016"/>
        </table:table-row>
        <table:table-row table:style-name="ro1" table:number-rows-repeated="2">
          <table:table-cell/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BMS</text:p>
          </table:table-cell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GatewayInfo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ce148" office:value-type="string" calcext:value-type="string">
            <text:p>DTString “name”</text:p>
          </table:table-cell>
          <table:table-cell table:style-name="ce127" office:value-type="string" calcext:value-type="string">
            <text:p>DTString “parentFAddress”</text:p>
          </table:table-cell>
          <table:table-cell table:style-name="ce127" office:value-type="string" calcext:value-type="string">
            <text:p>DTString “address”</text:p>
          </table:table-cell>
          <table:table-cell table:style-name="ce127" office:value-type="string" calcext:value-type="string">
            <text:p>DTString “type”</text:p>
          </table:table-cell>
          <table:table-cell office:value-type="string" calcext:value-type="string">
            <text:p>{Gateway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27" office:value-type="string" calcext:value-type="string">
            <text:p>DSDeviceInfo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ce148" office:value-type="string" calcext:value-type="string">
            <text:p>DTString “name”</text:p>
          </table:table-cell>
          <table:table-cell table:style-name="ce127" office:value-type="string" calcext:value-type="string">
            <text:p>DTString “parentFAddress”</text:p>
          </table:table-cell>
          <table:table-cell table:style-name="ce127" office:value-type="string" calcext:value-type="string">
            <text:p>DTString “address”</text:p>
          </table:table-cell>
          <table:table-cell table:style-name="ce127" office:value-type="string" calcext:value-type="string">
            <text:p>DTString “type”</text:p>
          </table:table-cell>
          <table:table-cell office:value-type="string" calcext:value-type="string">
            <text:p>{Device type specific fields … }</text:p>
          </table:table-cell>
          <table:table-cell table:number-columns-repeated="1015"/>
        </table:table-row>
        <table:table-row table:style-name="ro1">
          <table:table-cell/>
          <table:table-cell table:style-name="ce127" office:value-type="string" calcext:value-type="string">
            <text:p>DSZoneInfo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8" office:value-type="string" calcext:value-type="string">
            <text:p>DTString “name”</text:p>
          </table:table-cell>
          <table:table-cell table:style-name="ce127" office:value-type="string" calcext:value-type="string">
            <text:p>DTString “parentFAddress”</text:p>
          </table:table-cell>
          <table:table-cell table:style-name="ce127" table:number-columns-repeated="2"/>
          <table:table-cell table:number-columns-repeated="1016"/>
        </table:table-row>
        <table:table-row table:style-name="ro1">
          <table:table-cell/>
          <table:table-cell table:style-name="ce127" office:value-type="string" calcext:value-type="string">
            <text:p>DSMoveGateway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48" office:value-type="string" calcext:value-type="string">
            <text:p>DTString “child”</text:p>
          </table:table-cell>
          <table:table-cell table:style-name="ce148" office:value-type="string" calcext:value-type="string">
            <text:p>DTString “parent”</text:p>
          </table:table-cell>
          <table:table-cell table:style-name="ce127" table:number-columns-repeated="2"/>
          <table:table-cell table:number-columns-repeated="1016"/>
        </table:table-row>
        <table:table-row table:style-name="ro1">
          <table:table-cell/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 table:style-name="ce5" office:value-type="string" calcext:value-type="string">
            <text:p>Chat</text:p>
          </table:table-cell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33" office:value-type="string" calcext:value-type="string">
            <text:p>DSNewMessag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3~4</text:p>
          </table:table-cell>
          <table:table-cell table:style-name="ce148" office:value-type="string" calcext:value-type="string">
            <text:p>DTInteger “userID”</text:p>
          </table:table-cell>
          <table:table-cell table:style-name="ce127" office:value-type="string" calcext:value-type="string">
            <text:p>DTInteger “sessionID”</text:p>
          </table:table-cell>
          <table:table-cell table:style-name="ce127" office:value-type="string" calcext:value-type="string">
            <text:p>DTString “msg”</text:p>
          </table:table-cell>
          <table:table-cell table:style-name="ce170" office:value-type="string" calcext:value-type="string">
            <text:p>DTEnum “type” [op]</text:p>
          </table:table-cell>
          <table:table-cell office:value-type="string" calcext:value-type="string">
            <text:p>type: messagetypes, def:user</text:p>
          </table:table-cell>
          <table:table-cell table:number-columns-repeated="1015"/>
        </table:table-row>
        <table:table-row table:style-name="ro1">
          <table:table-cell/>
          <table:table-cell table:style-name="ce134" office:value-type="string" calcext:value-type="string">
            <text:p>DSCheckMessages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Set&lt;DSCheckMessageItem&gt; list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34" office:value-type="string" calcext:value-type="string">
            <text:p>DSCheckMessageItem</text:p>
          </table:table-cell>
          <table:table-cell table:style-name="ce143" office:value-type="float" office:value="1" calcext:value-type="float">
            <text:p>1</text:p>
          </table:table-cell>
          <table:table-cell table:style-name="ce143"/>
          <table:table-cell table:style-name="ce154" office:value-type="string" calcext:value-type="string">
            <text:p>DTInteger “sessionID”</text:p>
          </table:table-cell>
          <table:table-cell table:style-name="ce163" office:value-type="string" calcext:value-type="string">
            <text:p>DTInteger “seenID”</text:p>
          </table:table-cell>
          <table:table-cell table:style-name="ce167" office:value-type="string" calcext:value-type="string">
            <text:p>DTInteger “notifiedID”</text:p>
          </table:table-cell>
          <table:table-cell table:style-name="ce127"/>
          <table:table-cell table:number-columns-repeated="1016"/>
        </table:table-row>
        <table:table-row table:style-name="ro1">
          <table:table-cell/>
          <table:table-cell table:style-name="ce135" office:value-type="string" calcext:value-type="string">
            <text:p>DSGetMessages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3~4</text:p>
          </table:table-cell>
          <table:table-cell table:style-name="ce155" office:value-type="string" calcext:value-type="string">
            <text:p>DTInteger “sessionID”</text:p>
          </table:table-cell>
          <table:table-cell table:style-name="ce127" office:value-type="string" calcext:value-type="string">
            <text:p>DTEnum “type”</text:p>
          </table:table-cell>
          <table:table-cell table:style-name="ce127" office:value-type="string" calcext:value-type="string">
            <text:p>DTString “from”</text:p>
          </table:table-cell>
          <table:table-cell table:style-name="ce127" office:value-type="string" calcext:value-type="string">
            <text:p>DTString “to” [op]</text:p>
          </table:table-cell>
          <table:table-cell office:value-type="string" calcext:value-type="string">
            <text:p>type: date, id, seen, notified (only date &amp; id can have 'to' field</text:p>
          </table:table-cell>
          <table:table-cell table:number-columns-repeated="1015"/>
        </table:table-row>
        <table:table-row table:style-name="ro1">
          <table:table-cell/>
          <table:table-cell table:style-name="ce136" office:value-type="string" calcext:value-type="string">
            <text:p>DSMessageList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Set&lt;DSMessageItem&gt; list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36" office:value-type="string" calcext:value-type="string">
            <text:p>DSMessageItem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4" calcext:value-type="float">
            <text:p>4</text:p>
          </table:table-cell>
          <table:table-cell table:style-name="ce156" office:value-type="string" calcext:value-type="string">
            <text:p>DTInteger “userID”</text:p>
          </table:table-cell>
          <table:table-cell table:style-name="ce127" office:value-type="string" calcext:value-type="string">
            <text:p>DTString “date”</text:p>
          </table:table-cell>
          <table:table-cell table:style-name="ce168" office:value-type="string" calcext:value-type="string">
            <text:p>DTString “msg”</text:p>
          </table:table-cell>
          <table:table-cell table:style-name="ce171" office:value-type="string" calcext:value-type="string">
            <text:p>DTEnum “type”</text:p>
          </table:table-cell>
          <table:table-cell table:number-columns-repeated="1016"/>
        </table:table-row>
        <table:table-row table:style-name="ro1">
          <table:table-cell/>
          <table:table-cell table:style-name="ce137" office:value-type="string" calcext:value-type="string">
            <text:p>DSChatUserData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2~4</text:p>
          </table:table-cell>
          <table:table-cell table:style-name="ce148" office:value-type="string" calcext:value-type="string">
            <text:p>DTEnum “reachState”</text:p>
          </table:table-cell>
          <table:table-cell table:style-name="ce127" office:value-type="string" calcext:value-type="string">
            <text:p>DTEnum “status”</text:p>
          </table:table-cell>
          <table:table-cell table:style-name="ce169" office:value-type="string" calcext:value-type="string">
            <text:p>DTEnum “customStatusIcon” [op]</text:p>
          </table:table-cell>
          <table:table-cell table:style-name="ce127" office:value-type="string" calcext:value-type="string">
            <text:p>DTString “customStatus” [op]</text:p>
          </table:table-cell>
          <table:table-cell table:number-columns-repeated="1016"/>
        </table:table-row>
        <table:table-row table:style-name="ro1">
          <table:table-cell/>
          <table:table-cell table:style-name="ce138" office:value-type="string" calcext:value-type="string">
            <text:p>DSChangeUserState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string" calcext:value-type="string">
            <text:p>1~3</text:p>
          </table:table-cell>
          <table:table-cell table:style-name="ce157" office:value-type="string" calcext:value-type="string">
            <text:p>DTEnum “status”</text:p>
          </table:table-cell>
          <table:table-cell table:style-name="ce164" office:value-type="string" calcext:value-type="string">
            <text:p>DTEnum “customStatusIcon” [op]</text:p>
          </table:table-cell>
          <table:table-cell table:style-name="ce157" office:value-type="string" calcext:value-type="string">
            <text:p>DTString “customStatus” [op]</text:p>
          </table:table-cell>
          <table:table-cell table:style-name="ce127"/>
          <table:table-cell table:number-columns-repeated="1016"/>
        </table:table-row>
        <table:table-row table:style-name="ro1">
          <table:table-cell/>
          <table:table-cell table:style-name="ce139" office:value-type="string" calcext:value-type="string">
            <text:p>DSAddUserSessio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58" office:value-type="string" calcext:value-type="string">
            <text:p>DTInteger “userID”</text:p>
          </table:table-cell>
          <table:table-cell table:style-name="ce165" office:value-type="string" calcext:value-type="string">
            <text:p>DTInteger “sessionID”</text:p>
          </table:table-cell>
          <table:table-cell table:style-name="ce127" table:number-columns-repeated="2"/>
          <table:table-cell table:number-columns-repeated="1016"/>
        </table:table-row>
        <table:table-row table:style-name="ro1">
          <table:table-cell/>
          <table:table-cell table:style-name="ce140" office:value-type="string" calcext:value-type="string">
            <text:p>DSSessionList</text:p>
          </table:table-cell>
          <table:table-cell table:number-columns-repeated="2" table:style-name="ce143" office:value-type="float" office:value="1" calcext:value-type="float">
            <text:p>1</text:p>
          </table:table-cell>
          <table:table-cell table:style-name="ce148" office:value-type="string" calcext:value-type="string">
            <text:p>DTSet&lt;DTInteger&gt; “list”</text:p>
          </table:table-cell>
          <table:table-cell table:style-name="ce127" table:number-columns-repeated="3"/>
          <table:table-cell table:number-columns-repeated="1016"/>
        </table:table-row>
        <table:table-row table:style-name="ro1">
          <table:table-cell/>
          <table:table-cell table:style-name="ce141" office:value-type="string" calcext:value-type="string">
            <text:p>DSSession</text:p>
          </table:table-cell>
          <table:table-cell table:style-name="ce143" office:value-type="float" office:value="1" calcext:value-type="float">
            <text:p>1</text:p>
          </table:table-cell>
          <table:table-cell table:style-name="ce143" office:value-type="float" office:value="2" calcext:value-type="float">
            <text:p>2</text:p>
          </table:table-cell>
          <table:table-cell table:style-name="ce159" office:value-type="string" calcext:value-type="string">
            <text:p>DTInteger “id”</text:p>
          </table:table-cell>
          <table:table-cell table:style-name="ce166" office:value-type="string" calcext:value-type="string">
            <text:p>DTString “creationDate”</text:p>
          </table:table-cell>
          <table:table-cell table:style-name="ce127" table:number-columns-repeated="2"/>
          <table:table-cell table:number-columns-repeated="1016"/>
        </table:table-row>
        <table:table-row table:style-name="ro1" table:number-rows-repeated="38">
          <table:table-cell/>
          <table:table-cell table:style-name="ce127"/>
          <table:table-cell table:style-name="ce143" table:number-columns-repeated="2"/>
          <table:table-cell table:style-name="ce148"/>
          <table:table-cell table:style-name="ce127" table:number-columns-repeated="3"/>
          <table:table-cell table:number-columns-repeated="1016"/>
        </table:table-row>
        <table:table-row table:style-name="ro1" table:number-rows-repeated="1048476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DTStructs.D2:DTStructs.G12 DTStructs.B20:DTStructs.C30 DTStructs.C32:DTStructs.C99 DTStructs.B32:DTStructs.B50 DTStructs.B62:DTStructs.B99 DTStructs.D55:DTStructs.H55 DTStructs.D53:DTStructs.D54 DTStructs.F54:DTStructs.H54 DTStructs.D60:DTStructs.H60 DTStructs.D56:DTStructs.D56 DTStructs.F56:DTStructs.F56 DTStructs.H20:DTStructs.H50 DTStructs.H52:DTStructs.H53 DTStructs.D57:DTStructs.F57 DTStructs.H57:DTStructs.H58 DTStructs.D58:DTStructs.D59 DTStructs.G59:DTStructs.H59 DTStructs.D62:DTStructs.H99 DTStructs.D61:DTStructs.D61 DTStructs.G61:DTStructs.H61 DTStructs.D20:DTStructs.G31 DTStructs.D13:DTStructs.D13 DTStructs.F13:DTStructs.G13 DTStructs.B2:DTStructs.C17 DTStructs.H2:DTStructs.H17 DTStructs.D14:DTStructs.G17 DTStructs.D33:DTStructs.G52 DTStructs.D32:DTStructs.D32 DTStructs.G32:DTStructs.G32">
            <calcext:condition calcext:apply-style-name="r2" calcext:value="formula-is(ISODD(ROW()))" calcext:base-cell-address="DTStructs.B2"/>
            <calcext:condition calcext:apply-style-name="r1" calcext:value="formula-is(ISEVEN(ROW()))" calcext:base-cell-address="DTStructs.B2"/>
          </calcext:conditional-format>
          <calcext:conditional-format calcext:target-range-address="DTStructs.B51:DTStructs.B51">
            <calcext:condition calcext:apply-style-name="r2" calcext:value="formula-is(ISODD(ROW()))" calcext:base-cell-address="DTStructs.B51"/>
          </calcext:conditional-format>
          <calcext:conditional-format calcext:target-range-address="DTStructs.B51:DTStructs.B51">
            <calcext:condition calcext:apply-style-name="r1" calcext:value="formula-is(ISEVEN(ROW()))" calcext:base-cell-address="DTStructs.B51"/>
          </calcext:conditional-format>
          <calcext:conditional-format calcext:target-range-address="DTStructs.B52:DTStructs.B53">
            <calcext:condition calcext:apply-style-name="r2" calcext:value="formula-is(ISODD(ROW()))" calcext:base-cell-address="DTStructs.B52"/>
          </calcext:conditional-format>
          <calcext:conditional-format calcext:target-range-address="DTStructs.B52:DTStructs.B53">
            <calcext:condition calcext:apply-style-name="r1" calcext:value="formula-is(ISEVEN(ROW()))" calcext:base-cell-address="DTStructs.B52"/>
          </calcext:conditional-format>
          <calcext:conditional-format calcext:target-range-address="DTStructs.B54:DTStructs.B54">
            <calcext:condition calcext:apply-style-name="r2" calcext:value="formula-is(ISODD(ROW()))" calcext:base-cell-address="DTStructs.B54"/>
          </calcext:conditional-format>
          <calcext:conditional-format calcext:target-range-address="DTStructs.B54:DTStructs.B54">
            <calcext:condition calcext:apply-style-name="r1" calcext:value="formula-is(ISEVEN(ROW()))" calcext:base-cell-address="DTStructs.B54"/>
          </calcext:conditional-format>
          <calcext:conditional-format calcext:target-range-address="DTStructs.B55:DTStructs.B56">
            <calcext:condition calcext:apply-style-name="r2" calcext:value="formula-is(ISODD(ROW()))" calcext:base-cell-address="DTStructs.B55"/>
          </calcext:conditional-format>
          <calcext:conditional-format calcext:target-range-address="DTStructs.B55:DTStructs.B56">
            <calcext:condition calcext:apply-style-name="r1" calcext:value="formula-is(ISEVEN(ROW()))" calcext:base-cell-address="DTStructs.B55"/>
          </calcext:conditional-format>
          <calcext:conditional-format calcext:target-range-address="DTStructs.B57:DTStructs.B57">
            <calcext:condition calcext:apply-style-name="r2" calcext:value="formula-is(ISODD(ROW()))" calcext:base-cell-address="DTStructs.B57"/>
          </calcext:conditional-format>
          <calcext:conditional-format calcext:target-range-address="DTStructs.B57:DTStructs.B57">
            <calcext:condition calcext:apply-style-name="r1" calcext:value="formula-is(ISEVEN(ROW()))" calcext:base-cell-address="DTStructs.B57"/>
          </calcext:conditional-format>
          <calcext:conditional-format calcext:target-range-address="DTStructs.B58:DTStructs.B58">
            <calcext:condition calcext:apply-style-name="r2" calcext:value="formula-is(ISODD(ROW()))" calcext:base-cell-address="DTStructs.B58"/>
          </calcext:conditional-format>
          <calcext:conditional-format calcext:target-range-address="DTStructs.B58:DTStructs.B58">
            <calcext:condition calcext:apply-style-name="r1" calcext:value="formula-is(ISEVEN(ROW()))" calcext:base-cell-address="DTStructs.B58"/>
          </calcext:conditional-format>
          <calcext:conditional-format calcext:target-range-address="DTStructs.B59:DTStructs.B59">
            <calcext:condition calcext:apply-style-name="r2" calcext:value="formula-is(ISODD(ROW()))" calcext:base-cell-address="DTStructs.B59"/>
          </calcext:conditional-format>
          <calcext:conditional-format calcext:target-range-address="DTStructs.B59:DTStructs.B59">
            <calcext:condition calcext:apply-style-name="r1" calcext:value="formula-is(ISEVEN(ROW()))" calcext:base-cell-address="DTStructs.B59"/>
          </calcext:conditional-format>
          <calcext:conditional-format calcext:target-range-address="DTStructs.B60:DTStructs.B60">
            <calcext:condition calcext:apply-style-name="r2" calcext:value="formula-is(ISODD(ROW()))" calcext:base-cell-address="DTStructs.B60"/>
          </calcext:conditional-format>
          <calcext:conditional-format calcext:target-range-address="DTStructs.B60:DTStructs.B60">
            <calcext:condition calcext:apply-style-name="r1" calcext:value="formula-is(ISEVEN(ROW()))" calcext:base-cell-address="DTStructs.B60"/>
          </calcext:conditional-format>
          <calcext:conditional-format calcext:target-range-address="DTStructs.B61:DTStructs.B61">
            <calcext:condition calcext:apply-style-name="r2" calcext:value="formula-is(ISODD(ROW()))" calcext:base-cell-address="DTStructs.B61"/>
          </calcext:conditional-format>
          <calcext:conditional-format calcext:target-range-address="DTStructs.B61:DTStructs.B61">
            <calcext:condition calcext:apply-style-name="r1" calcext:value="formula-is(ISEVEN(ROW()))" calcext:base-cell-address="DTStructs.B61"/>
          </calcext:conditional-format>
          <calcext:conditional-format calcext:target-range-address="DTStructs.E54:DTStructs.E54">
            <calcext:condition calcext:apply-style-name="r2" calcext:value="formula-is(ISODD(ROW()))" calcext:base-cell-address="DTStructs.E54"/>
            <calcext:condition calcext:apply-style-name="r1" calcext:value="formula-is(ISEVEN(ROW()))" calcext:base-cell-address="DTStructs.E54"/>
          </calcext:conditional-format>
          <calcext:conditional-format calcext:target-range-address="DTStructs.E56:DTStructs.E56">
            <calcext:condition calcext:apply-style-name="r2" calcext:value="formula-is(ISODD(ROW()))" calcext:base-cell-address="DTStructs.E56"/>
            <calcext:condition calcext:apply-style-name="r1" calcext:value="formula-is(ISEVEN(ROW()))" calcext:base-cell-address="DTStructs.E56"/>
          </calcext:conditional-format>
          <calcext:conditional-format calcext:target-range-address="DTStructs.G56:DTStructs.G56">
            <calcext:condition calcext:apply-style-name="r2" calcext:value="formula-is(ISODD(ROW()))" calcext:base-cell-address="DTStructs.G56"/>
            <calcext:condition calcext:apply-style-name="r1" calcext:value="formula-is(ISEVEN(ROW()))" calcext:base-cell-address="DTStructs.G56"/>
          </calcext:conditional-format>
          <calcext:conditional-format calcext:target-range-address="DTStructs.H51:DTStructs.H51">
            <calcext:condition calcext:apply-style-name="r2" calcext:value="formula-is(ISODD(ROW()))" calcext:base-cell-address="DTStructs.H51"/>
            <calcext:condition calcext:apply-style-name="r1" calcext:value="formula-is(ISEVEN(ROW()))" calcext:base-cell-address="DTStructs.H51"/>
          </calcext:conditional-format>
          <calcext:conditional-format calcext:target-range-address="DTStructs.H56:DTStructs.H56">
            <calcext:condition calcext:apply-style-name="r2" calcext:value="formula-is(ISODD(ROW()))" calcext:base-cell-address="DTStructs.H56"/>
            <calcext:condition calcext:apply-style-name="r1" calcext:value="formula-is(ISEVEN(ROW()))" calcext:base-cell-address="DTStructs.H56"/>
          </calcext:conditional-format>
          <calcext:conditional-format calcext:target-range-address="DTStructs.G57:DTStructs.G57">
            <calcext:condition calcext:apply-style-name="r2" calcext:value="formula-is(ISODD(ROW()))" calcext:base-cell-address="DTStructs.G57"/>
            <calcext:condition calcext:apply-style-name="r1" calcext:value="formula-is(ISEVEN(ROW()))" calcext:base-cell-address="DTStructs.G57"/>
          </calcext:conditional-format>
          <calcext:conditional-format calcext:target-range-address="DTStructs.E58:DTStructs.E58 DTStructs.G58:DTStructs.G58">
            <calcext:condition calcext:apply-style-name="r2" calcext:value="formula-is(ISODD(ROW()))" calcext:base-cell-address="DTStructs.E58"/>
            <calcext:condition calcext:apply-style-name="r1" calcext:value="formula-is(ISEVEN(ROW()))" calcext:base-cell-address="DTStructs.E58"/>
          </calcext:conditional-format>
          <calcext:conditional-format calcext:target-range-address="DTStructs.F58:DTStructs.F58">
            <calcext:condition calcext:apply-style-name="r2" calcext:value="formula-is(ISODD(ROW()))" calcext:base-cell-address="DTStructs.F58"/>
            <calcext:condition calcext:apply-style-name="r1" calcext:value="formula-is(ISEVEN(ROW()))" calcext:base-cell-address="DTStructs.F58"/>
          </calcext:conditional-format>
          <calcext:conditional-format calcext:target-range-address="DTStructs.E59:DTStructs.F59">
            <calcext:condition calcext:apply-style-name="r2" calcext:value="formula-is(ISODD(ROW()))" calcext:base-cell-address="DTStructs.E59"/>
            <calcext:condition calcext:apply-style-name="r1" calcext:value="formula-is(ISEVEN(ROW()))" calcext:base-cell-address="DTStructs.E59"/>
          </calcext:conditional-format>
          <calcext:conditional-format calcext:target-range-address="DTStructs.E61:DTStructs.E61">
            <calcext:condition calcext:apply-style-name="r2" calcext:value="formula-is(ISODD(ROW()))" calcext:base-cell-address="DTStructs.E61"/>
            <calcext:condition calcext:apply-style-name="r1" calcext:value="formula-is(ISEVEN(ROW()))" calcext:base-cell-address="DTStructs.E61"/>
          </calcext:conditional-format>
          <calcext:conditional-format calcext:target-range-address="DTStructs.F61:DTStructs.F61">
            <calcext:condition calcext:apply-style-name="r2" calcext:value="formula-is(ISODD(ROW()))" calcext:base-cell-address="DTStructs.F61"/>
            <calcext:condition calcext:apply-style-name="r1" calcext:value="formula-is(ISEVEN(ROW()))" calcext:base-cell-address="DTStructs.F61"/>
          </calcext:conditional-format>
          <calcext:conditional-format calcext:target-range-address="DTStructs.E53:DTStructs.E53">
            <calcext:condition calcext:apply-style-name="r2" calcext:value="formula-is(ISODD(ROW()))" calcext:base-cell-address="DTStructs.E53"/>
            <calcext:condition calcext:apply-style-name="r1" calcext:value="formula-is(ISEVEN(ROW()))" calcext:base-cell-address="DTStructs.E53"/>
          </calcext:conditional-format>
          <calcext:conditional-format calcext:target-range-address="DTStructs.F53:DTStructs.F53">
            <calcext:condition calcext:apply-style-name="r2" calcext:value="formula-is(ISODD(ROW()))" calcext:base-cell-address="DTStructs.F53"/>
            <calcext:condition calcext:apply-style-name="r1" calcext:value="formula-is(ISEVEN(ROW()))" calcext:base-cell-address="DTStructs.F53"/>
          </calcext:conditional-format>
          <calcext:conditional-format calcext:target-range-address="DTStructs.G53:DTStructs.G53">
            <calcext:condition calcext:apply-style-name="r2" calcext:value="formula-is(ISODD(ROW()))" calcext:base-cell-address="DTStructs.G53"/>
            <calcext:condition calcext:apply-style-name="r1" calcext:value="formula-is(ISEVEN(ROW()))" calcext:base-cell-address="DTStructs.G53"/>
          </calcext:conditional-format>
          <calcext:conditional-format calcext:target-range-address="DTStructs.E13:DTStructs.E13">
            <calcext:condition calcext:apply-style-name="r2" calcext:value="formula-is(ISODD(ROW()))" calcext:base-cell-address="DTStructs.E13"/>
            <calcext:condition calcext:apply-style-name="r1" calcext:value="formula-is(ISEVEN(ROW()))" calcext:base-cell-address="DTStructs.E13"/>
          </calcext:conditional-format>
          <calcext:conditional-format calcext:target-range-address="DTStructs.B19:DTStructs.H19">
            <calcext:condition calcext:apply-style-name="r2" calcext:value="formula-is(ISODD(ROW()))" calcext:base-cell-address="DTStructs.B19"/>
            <calcext:condition calcext:apply-style-name="r1" calcext:value="formula-is(ISEVEN(ROW()))" calcext:base-cell-address="DTStructs.B19"/>
          </calcext:conditional-format>
          <calcext:conditional-format calcext:target-range-address="DTStructs.B18:DTStructs.H18">
            <calcext:condition calcext:apply-style-name="r2" calcext:value="formula-is(ISODD(ROW()))" calcext:base-cell-address="DTStructs.B18"/>
            <calcext:condition calcext:apply-style-name="r1" calcext:value="formula-is(ISEVEN(ROW()))" calcext:base-cell-address="DTStructs.B18"/>
          </calcext:conditional-format>
          <calcext:conditional-format calcext:target-range-address="DTStructs.B31:DTStructs.C34">
            <calcext:condition calcext:apply-style-name="r2" calcext:value="formula-is(ISODD(ROW()))" calcext:base-cell-address="DTStructs.B31"/>
            <calcext:condition calcext:apply-style-name="r1" calcext:value="formula-is(ISEVEN(ROW()))" calcext:base-cell-address="DTStructs.B31"/>
          </calcext:conditional-format>
          <calcext:conditional-format calcext:target-range-address="DTStructs.E32:DTStructs.F32">
            <calcext:condition calcext:apply-style-name="r2" calcext:value="formula-is(ISODD(ROW()))" calcext:base-cell-address="DTStructs.E32"/>
            <calcext:condition calcext:apply-style-name="r1" calcext:value="formula-is(ISEVEN(ROW()))" calcext:base-cell-address="DTStructs.E32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Source Code Pro" svg:font-family="'Source Code Pro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r1" style:family="table-cell" style:parent-style-name="Default">
      <style:table-cell-properties fo:border-bottom="none" fo:background-color="#ffffff" fo:border-left="0.06pt solid #000000" fo:border-right="0.06pt solid #000000" fo:border-top="none" style:vertical-justify="auto"/>
      <style:paragraph-properties css3t:text-justify="auto"/>
      <style:text-properties style:use-window-font-color="true"/>
    </style:style>
    <style:style style:name="r2" style:family="table-cell" style:parent-style-name="r1">
      <style:table-cell-properties fo:background-color="#ccffcc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5-06">00/00/0000</text:date>, <text:time style:data-style-name="N2" text:time-value="09:39:51.09156631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ajl </meta:initial-creator>
    <meta:creation-date>2016-02-22T13:27:45.602182413</meta:creation-date>
    <dc:date>2016-05-06T13:01:50.310594428</dc:date>
    <meta:editing-duration>P2DT23H16M31S</meta:editing-duration>
    <meta:editing-cycles>31</meta:editing-cycles>
    <meta:generator>LibreOffice/4.2.8.2$Linux_X86_64 LibreOffice_project/420m0$Build-2</meta:generator>
    <dc:creator>ajl </dc:creator>
    <meta:document-statistic meta:table-count="2" meta:cell-count="738" meta:object-count="0"/>
  </office:meta>
</office:document-meta>
</file>